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7.04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143.8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H" table:style-name="ta1">
        <table:shapes>
          <draw:frame draw:z-index="0" draw:style-name="gr1" draw:text-style-name="P1" svg:width="453.51pt" svg:height="255.09pt" svg:x="2.52pt" svg:y="97.71pt">
            <draw:object draw:notify-on-update-of-ranges="MESH.B1:MESH.D2 MESH.A3:MESH.A3 MESH.B3:MESH.D3 MESH.A4:MESH.A4 MESH.B4:MESH.D4 MESH.A5:MESH.A5 MESH.B5:MESH.D5 MESH.A6:MESH.A6 MESH.B6:MESH.D6 MESH.A7:MESH.A7 MESH.B7:MESH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4.68pt" svg:y="91.7pt">
            <draw:object draw:notify-on-update-of-ranges="MESH.G1:MESH.I2 MESH.F3:MESH.F3 MESH.G3:MESH.I3 MESH.F4:MESH.F4 MESH.G4:MESH.I4 MESH.F5:MESH.F5 MESH.G5:MESH.I5 MESH.F6:MESH.F6 MESH.G6:MESH.I6 MESH.F7:MESH.F7 MESH.G7:MESH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23.93pt" svg:y="96.94pt">
            <draw:object draw:notify-on-update-of-ranges="MESH.L1:MESH.N2 MESH.K3:MESH.K3 MESH.L3:MESH.N3 MESH.K4:MESH.K4 MESH.L4:MESH.N4 MESH.K5:MESH.K5 MESH.L5:MESH.N5 MESH.K6:MESH.K6 MESH.L6:MESH.N6 MESH.K7:MESH.K7 MESH.L7:MESH.N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Binary Contact Only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Contact only with Penetration Calc.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Distance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FIRST (B)</text:p>
          </table:table-cell>
          <table:table-cell table:style-name="ce1" office:value-type="string" calcext:value-type="string">
            <text:p>CLOSEST (B)</text:p>
          </table:table-cell>
          <table:table-cell table:style-name="ce1" office:value-type="string" calcext:value-type="string">
            <text:p>ALL (B)</text:p>
          </table:table-cell>
          <table:table-cell/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FIRST (P)</text:p>
          </table:table-cell>
          <table:table-cell table:style-name="ce1" office:value-type="string" calcext:value-type="string">
            <text:p>CLOSEST (P)</text:p>
          </table:table-cell>
          <table:table-cell table:style-name="ce1" office:value-type="string" calcext:value-type="string">
            <text:p>ALL (P)</text:p>
          </table:table-cell>
          <table:table-cell/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FIRST (D)</text:p>
          </table:table-cell>
          <table:table-cell table:style-name="ce1" office:value-type="string" calcext:value-type="string">
            <text:p>CLOSEST (D)</text:p>
          </table:table-cell>
          <table:table-cell table:style-name="ce1" office:value-type="string" calcext:value-type="string">
            <text:p>ALL (D)</text:p>
          </table:table-cell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16050.101231" calcext:value-type="float">
            <text:p>16,050</text:p>
          </table:table-cell>
          <table:table-cell table:style-name="ce3" table:formula="of:=[.C37]" office:value-type="float" office:value="805.754894" calcext:value-type="float">
            <text:p>806</text:p>
          </table:table-cell>
          <table:table-cell table:style-name="ce3" table:formula="of:=[.C37]" office:value-type="float" office:value="805.754894" calcext:value-type="float">
            <text:p>806</text:p>
          </table:table-cell>
          <table:table-cell/>
          <table:table-cell office:value-type="string" calcext:value-type="string">
            <text:p><text:s/>MoveIt FCL</text:p>
          </table:table-cell>
          <table:table-cell table:style-name="ce3" table:formula="of:=[.C52]" office:value-type="float" office:value="15091.250023" calcext:value-type="float">
            <text:p>15,091</text:p>
          </table:table-cell>
          <table:table-cell table:style-name="ce3" table:formula="of:=[.C53]" office:value-type="float" office:value="807.871236" calcext:value-type="float">
            <text:p>808</text:p>
          </table:table-cell>
          <table:table-cell table:style-name="ce3" table:formula="of:=[.C53]" office:value-type="float" office:value="807.871236" calcext:value-type="float">
            <text:p>808</text:p>
          </table:table-cell>
          <table:table-cell/>
          <table:table-cell office:value-type="string" calcext:value-type="string">
            <text:p><text:s/>MoveIt FCL</text:p>
          </table:table-cell>
          <table:table-cell table:number-columns-repeated="3"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21757.254748" calcext:value-type="float">
            <text:p>21,757</text:p>
          </table:table-cell>
          <table:table-cell table:style-name="ce3" table:formula="of:=[.C39]" office:value-type="float" office:value="8311.70319" calcext:value-type="float">
            <text:p>8,312</text:p>
          </table:table-cell>
          <table:table-cell table:style-name="ce3" table:formula="of:=[.C40]" office:value-type="float" office:value="8305.065971" calcext:value-type="float">
            <text:p>8,305</text:p>
          </table:table-cell>
          <table:table-cell/>
          <table:table-cell office:value-type="string" calcext:value-type="string">
            <text:p><text:s/>BulletDiscreteBVHManager</text:p>
          </table:table-cell>
          <table:table-cell table:style-name="ce3" table:formula="of:=[.C54]" office:value-type="float" office:value="21515.560654" calcext:value-type="float">
            <text:p>21,516</text:p>
          </table:table-cell>
          <table:table-cell table:style-name="ce3" table:formula="of:=[.C55]" office:value-type="float" office:value="7999.290279" calcext:value-type="float">
            <text:p>7,999</text:p>
          </table:table-cell>
          <table:table-cell table:style-name="ce3" table:formula="of:=[.C56]" office:value-type="float" office:value="8222.318037" calcext:value-type="float">
            <text:p>8,222</text:p>
          </table:table-cell>
          <table:table-cell/>
          <table:table-cell office:value-type="string" calcext:value-type="string">
            <text:p><text:s/>BulletDiscreteBVHManager</text:p>
          </table:table-cell>
          <table:table-cell table:style-name="ce3" table:formula="of:=[.C68]" office:value-type="float" office:value="27254.80535" calcext:value-type="float">
            <text:p>27,255</text:p>
          </table:table-cell>
          <table:table-cell table:style-name="ce3" table:formula="of:=[.C69]" office:value-type="float" office:value="1299.145803" calcext:value-type="float">
            <text:p>1,299</text:p>
          </table:table-cell>
          <table:table-cell table:style-name="ce3" table:formula="of:=[.C70]" office:value-type="float" office:value="1275.365718" calcext:value-type="float">
            <text:p>1,275</text:p>
          </table:table-cell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23304.192221" calcext:value-type="float">
            <text:p>23,304</text:p>
          </table:table-cell>
          <table:table-cell table:style-name="ce3" table:formula="of:=[.C42]" office:value-type="float" office:value="8724.466413" calcext:value-type="float">
            <text:p>8,724</text:p>
          </table:table-cell>
          <table:table-cell table:style-name="ce3" table:formula="of:=[.C43]" office:value-type="float" office:value="8712.181582" calcext:value-type="float">
            <text:p>8,712</text:p>
          </table:table-cell>
          <table:table-cell/>
          <table:table-cell office:value-type="string" calcext:value-type="string">
            <text:p><text:s/>BulletDiscreteSimpleManager</text:p>
          </table:table-cell>
          <table:table-cell table:style-name="ce3" table:formula="of:=[.C57]" office:value-type="float" office:value="23096.57606" calcext:value-type="float">
            <text:p>23,097</text:p>
          </table:table-cell>
          <table:table-cell table:style-name="ce3" table:formula="of:=[.C58]" office:value-type="float" office:value="8667.363572" calcext:value-type="float">
            <text:p>8,667</text:p>
          </table:table-cell>
          <table:table-cell table:style-name="ce3" table:formula="of:=[.C59]" office:value-type="float" office:value="8716.555096" calcext:value-type="float">
            <text:p>8,717</text:p>
          </table:table-cell>
          <table:table-cell/>
          <table:table-cell office:value-type="string" calcext:value-type="string">
            <text:p><text:s/>BulletDiscreteSimpleManager</text:p>
          </table:table-cell>
          <table:table-cell table:style-name="ce3" table:formula="of:=[.C71]" office:value-type="float" office:value="37023.490142" calcext:value-type="float">
            <text:p>37,023</text:p>
          </table:table-cell>
          <table:table-cell table:style-name="ce3" table:formula="of:=[.C72]" office:value-type="float" office:value="1295.006378" calcext:value-type="float">
            <text:p>1,295</text:p>
          </table:table-cell>
          <table:table-cell table:style-name="ce3" table:formula="of:=[.C73]" office:value-type="float" office:value="1275.172909" calcext:value-type="float">
            <text:p>1,275</text:p>
          </table:table-cell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26276.396688" calcext:value-type="float">
            <text:p>26,276</text:p>
          </table:table-cell>
          <table:table-cell table:style-name="ce3" table:formula="of:=[.C45]" office:value-type="float" office:value="12296.788877" calcext:value-type="float">
            <text:p>12,297</text:p>
          </table:table-cell>
          <table:table-cell table:style-name="ce3" table:formula="of:=[.C46]" office:value-type="float" office:value="12177.278929" calcext:value-type="float">
            <text:p>12,177</text:p>
          </table:table-cell>
          <table:table-cell/>
          <table:table-cell office:value-type="string" calcext:value-type="string">
            <text:p><text:s/>FCLDiscreteBVHManager</text:p>
          </table:table-cell>
          <table:table-cell table:style-name="ce3" table:formula="of:=[.C60]" office:value-type="float" office:value="20758.893472" calcext:value-type="float">
            <text:p>20,759</text:p>
          </table:table-cell>
          <table:table-cell table:style-name="ce3" table:formula="of:=[.C61]" office:value-type="float" office:value="9791.52842" calcext:value-type="float">
            <text:p>9,792</text:p>
          </table:table-cell>
          <table:table-cell table:style-name="ce3" table:formula="of:=[.C62]" office:value-type="float" office:value="9760.198067" calcext:value-type="float">
            <text:p>9,760</text:p>
          </table:table-cell>
          <table:table-cell/>
          <table:table-cell office:value-type="string" calcext:value-type="string">
            <text:p><text:s/>FCLDiscreteBVHManager</text:p>
          </table:table-cell>
          <table:table-cell table:style-name="ce3" table:formula="of:=[.C74]" office:value-type="float" office:value="21124.898139" calcext:value-type="float">
            <text:p>21,125</text:p>
          </table:table-cell>
          <table:table-cell table:style-name="ce3" table:formula="of:=[.C75]" office:value-type="float" office:value="936.694809" calcext:value-type="float">
            <text:p>937</text:p>
          </table:table-cell>
          <table:table-cell table:style-name="ce3" table:formula="of:=[.C76]" office:value-type="float" office:value="920.838744" calcext:value-type="float">
            <text:p>921</text:p>
          </table:table-cell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4553.495717" calcext:value-type="float">
            <text:p>4,553</text:p>
          </table:table-cell>
          <table:table-cell table:style-name="ce3" table:formula="of:=[.C48]" office:value-type="float" office:value="4403.747794" calcext:value-type="float">
            <text:p>4,404</text:p>
          </table:table-cell>
          <table:table-cell table:style-name="ce3" table:formula="of:=[.C49]" office:value-type="float" office:value="4343.925327" calcext:value-type="float">
            <text:p>4,344</text:p>
          </table:table-cell>
          <table:table-cell/>
          <table:table-cell office:value-type="string" calcext:value-type="string">
            <text:p><text:s/>PhysxDiscreteManager</text:p>
          </table:table-cell>
          <table:table-cell table:style-name="ce3" table:formula="of:=[.C63]" office:value-type="float" office:value="4505.45246" calcext:value-type="float">
            <text:p>4,505</text:p>
          </table:table-cell>
          <table:table-cell table:style-name="ce3" table:formula="of:=[.C64]" office:value-type="float" office:value="4472.887054" calcext:value-type="float">
            <text:p>4,473</text:p>
          </table:table-cell>
          <table:table-cell table:style-name="ce3" table:formula="of:=[.C65]" office:value-type="float" office:value="4564.628846" calcext:value-type="float">
            <text:p>4,565</text:p>
          </table:table-cell>
          <table:table-cell/>
          <table:table-cell office:value-type="string" calcext:value-type="string">
            <text:p><text:s/>PhysxDiscreteManager</text:p>
          </table:table-cell>
          <table:table-cell table:style-name="ce3" table:formula="of:=[.C77]" office:value-type="float" office:value="2141.640076" calcext:value-type="float">
            <text:p>2,142</text:p>
          </table:table-cell>
          <table:table-cell table:style-name="ce3" table:formula="of:=[.C78]" office:value-type="float" office:value="1993.458148" calcext:value-type="float">
            <text:p>1,993</text:p>
          </table:table-cell>
          <table:table-cell table:style-name="ce3" table:formula="of:=[.C79]" office:value-type="float" office:value="1962.24698" calcext:value-type="float">
            <text:p>1,962</text:p>
          </table:table-cell>
        </table:table-row>
        <table:table-row table:style-name="ro1" table:number-rows-repeated="28">
          <table:table-cell table:number-columns-repeated="14"/>
        </table:table-row>
        <table:table-row table:style-name="ro1">
          <table:table-cell office:value-type="string" calcext:value-type="string">
            <text:p>[ INFO] [1587146257.359256385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6050.101231" calcext:value-type="float">
            <text:p>16050.1012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19.413043399]</text:p>
          </table:table-cell>
          <table:table-cell office:value-type="string" calcext:value-type="string">
            <text:p><text:s/>MoveIt FCL (ALL)</text:p>
          </table:table-cell>
          <table:table-cell office:value-type="float" office:value="805.754894" calcext:value-type="float">
            <text:p>805.754894</text:p>
          </table:table-cell>
          <table:table-cell office:value-type="float" office:value="50000" calcext:value-type="float">
            <text:p>5000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21.711234463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1757.254748" calcext:value-type="float">
            <text:p>21757.25474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27.726930866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8311.70319" calcext:value-type="float">
            <text:p>8311.70319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33.747439160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8305.065971" calcext:value-type="float">
            <text:p>8305.065971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35.893060570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3304.192221" calcext:value-type="float">
            <text:p>23304.19222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41.62415583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724.466413" calcext:value-type="float">
            <text:p>8724.466413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47.363327446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712.181582" calcext:value-type="float">
            <text:p>8712.181582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49.266255766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6276.396688" calcext:value-type="float">
            <text:p>26276.39668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53.332441519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2296.788877" calcext:value-type="float">
            <text:p>12296.788877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57.438530333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2177.278929" calcext:value-type="float">
            <text:p>12177.278929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68.419186851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4553.495717" calcext:value-type="float">
            <text:p>4553.4957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79.773248786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4403.747794" calcext:value-type="float">
            <text:p>4403.747794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91.283676651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4343.925327" calcext:value-type="float">
            <text:p>4343.92532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91.283732291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91.283751329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394.597046985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5091.250023" calcext:value-type="float">
            <text:p>15091.25002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56.488241134]</text:p>
          </table:table-cell>
          <table:table-cell office:value-type="string" calcext:value-type="string">
            <text:p><text:s/>MoveIt FCL (ALL)</text:p>
          </table:table-cell>
          <table:table-cell office:value-type="float" office:value="807.871236" calcext:value-type="float">
            <text:p>807.871236</text:p>
          </table:table-cell>
          <table:table-cell office:value-type="float" office:value="50000" calcext:value-type="float">
            <text:p>5000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58.812249134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1515.560654" calcext:value-type="float">
            <text:p>21515.56065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65.06288917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7999.290279" calcext:value-type="float">
            <text:p>7999.290279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71.144000058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8222.318037" calcext:value-type="float">
            <text:p>8222.318037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73.308911272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3096.57606" calcext:value-type="float">
            <text:p>23096.5760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79.077776457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667.363572" calcext:value-type="float">
            <text:p>8667.363572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84.814069039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716.555096" calcext:value-type="float">
            <text:p>8716.555096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87.222754753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0758.893472" calcext:value-type="float">
            <text:p>20758.89347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92.32929216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9791.52842" calcext:value-type="float">
            <text:p>9791.52842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497.452223777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760.198067" calcext:value-type="float">
            <text:p>9760.198067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508.549976700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4505.45246" calcext:value-type="float">
            <text:p>4505.4524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519.728524204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4472.887054" calcext:value-type="float">
            <text:p>4472.887054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530.682410316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4564.628846" calcext:value-type="float">
            <text:p>4564.628846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530.682465192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530.682487561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532.517175326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7254.80535" calcext:value-type="float">
            <text:p>27254.8053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571.004086739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299.145803" calcext:value-type="float">
            <text:p>1299.145803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610.208625430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75.365718" calcext:value-type="float">
            <text:p>1275.365718</text:p>
          </table:table-cell>
          <table:table-cell office:value-type="float" office:value="50000" calcext:value-type="float">
            <text:p>50000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611.559217165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7023.490142" calcext:value-type="float">
            <text:p>37023.49014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650.169147533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95.006378" calcext:value-type="float">
            <text:p>1295.006378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689.379597809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75.172909" calcext:value-type="float">
            <text:p>1275.172909</text:p>
          </table:table-cell>
          <table:table-cell office:value-type="float" office:value="50000" calcext:value-type="float">
            <text:p>50000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691.746559117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1124.898139" calcext:value-type="float">
            <text:p>21124.89813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745.125822852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936.694809" calcext:value-type="float">
            <text:p>936.694809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799.424228610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20.838744" calcext:value-type="float">
            <text:p>920.838744</text:p>
          </table:table-cell>
          <table:table-cell office:value-type="float" office:value="50000" calcext:value-type="float">
            <text:p>50000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822.770915464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2141.640076" calcext:value-type="float">
            <text:p>2141.64007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847.853040007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1993.458148" calcext:value-type="float">
            <text:p>1993.458148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6873.334119754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1962.24698" calcext:value-type="float">
            <text:p>1962.24698</text:p>
          </table:table-cell>
          <table:table-cell office:value-type="float" office:value="50000" calcext:value-type="float">
            <text:p>50000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</table:table>
      <table:table table:name="CONVEX_MESH" table:style-name="ta1">
        <table:shapes>
          <draw:frame draw:z-index="0" draw:style-name="gr1" draw:text-style-name="P1" svg:width="453.51pt" svg:height="255.09pt" svg:x="2.52pt" svg:y="97.71pt">
            <draw:object draw:notify-on-update-of-ranges="CONVEX_MESH.A1:CONVEX_MESH.A2 CONVEX_MESH.B1:CONVEX_MESH.D2 CONVEX_MESH.A3:CONVEX_MESH.A3 CONVEX_MESH.B3:CONVEX_MESH.D3 CONVEX_MESH.A4:CONVEX_MESH.A4 CONVEX_MESH.B4:CONVEX_MESH.D4 CONVEX_MESH.A5:CONVEX_MESH.A5 CONVEX_MESH.B5:CONVEX_MESH.D5 CONVEX_MESH.A6:CONVEX_MESH.A6 CONVEX_MESH.B6:CONVEX_MESH.D6 CONVEX_MESH.A7:CONVEX_MESH.A7 CONVEX_MESH.B7:CONVEX_MESH.D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553.89pt" svg:y="93.97pt">
            <draw:object draw:notify-on-update-of-ranges="CONVEX_MESH.F1:CONVEX_MESH.F2 CONVEX_MESH.G1:CONVEX_MESH.I2 CONVEX_MESH.F3:CONVEX_MESH.F3 CONVEX_MESH.G3:CONVEX_MESH.I3 CONVEX_MESH.F4:CONVEX_MESH.F4 CONVEX_MESH.G4:CONVEX_MESH.I4 CONVEX_MESH.F5:CONVEX_MESH.F5 CONVEX_MESH.G5:CONVEX_MESH.I5 CONVEX_MESH.F6:CONVEX_MESH.F6 CONVEX_MESH.G6:CONVEX_MESH.I6 CONVEX_MESH.F7:CONVEX_MESH.F7 CONVEX_MESH.G7:CONVEX_MESH.I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1023.93pt" svg:y="96.94pt">
            <draw:object draw:notify-on-update-of-ranges="CONVEX_MESH.K1:CONVEX_MESH.K2 CONVEX_MESH.L1:CONVEX_MESH.N2 CONVEX_MESH.K3:CONVEX_MESH.K3 CONVEX_MESH.L3:CONVEX_MESH.N3 CONVEX_MESH.K4:CONVEX_MESH.K4 CONVEX_MESH.L4:CONVEX_MESH.N4 CONVEX_MESH.K5:CONVEX_MESH.K5 CONVEX_MESH.L5:CONVEX_MESH.N5 CONVEX_MESH.K6:CONVEX_MESH.K6 CONVEX_MESH.L6:CONVEX_MESH.N6 CONVEX_MESH.K7:CONVEX_MESH.K7 CONVEX_MESH.L7:CONVEX_MESH.N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Binary Contact Only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Contact only with Penetration Calc.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Distance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FIRST (B)</text:p>
          </table:table-cell>
          <table:table-cell table:style-name="ce1" office:value-type="string" calcext:value-type="string">
            <text:p>CLOSEST (B)</text:p>
          </table:table-cell>
          <table:table-cell table:style-name="ce1" office:value-type="string" calcext:value-type="string">
            <text:p>ALL (B)</text:p>
          </table:table-cell>
          <table:table-cell/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FIRST (P)</text:p>
          </table:table-cell>
          <table:table-cell table:style-name="ce1" office:value-type="string" calcext:value-type="string">
            <text:p>CLOSEST (P)</text:p>
          </table:table-cell>
          <table:table-cell table:style-name="ce1" office:value-type="string" calcext:value-type="string">
            <text:p>ALL (P)</text:p>
          </table:table-cell>
          <table:table-cell/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FIRST (D)</text:p>
          </table:table-cell>
          <table:table-cell table:style-name="ce1" office:value-type="string" calcext:value-type="string">
            <text:p>CLOSEST (D)</text:p>
          </table:table-cell>
          <table:table-cell table:style-name="ce1" office:value-type="string" calcext:value-type="string">
            <text:p>ALL (D)</text:p>
          </table:table-cell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12336.694091" calcext:value-type="float">
            <text:p>12,337</text:p>
          </table:table-cell>
          <table:table-cell table:style-name="ce3" table:formula="of:=[.C37]" office:value-type="float" office:value="9990.704952" calcext:value-type="float">
            <text:p>9,991</text:p>
          </table:table-cell>
          <table:table-cell table:style-name="ce3" table:formula="of:=[.C36]" office:value-type="float" office:value="12336.694091" calcext:value-type="float">
            <text:p>12,337</text:p>
          </table:table-cell>
          <table:table-cell/>
          <table:table-cell office:value-type="string" calcext:value-type="string">
            <text:p><text:s/>MoveIt FCL</text:p>
          </table:table-cell>
          <table:table-cell table:style-name="ce3" table:formula="of:=[.C52]" office:value-type="float" office:value="12409.35684" calcext:value-type="float">
            <text:p>12,409</text:p>
          </table:table-cell>
          <table:table-cell table:style-name="ce3" table:formula="of:=[.C53]" office:value-type="float" office:value="809.676291" calcext:value-type="float">
            <text:p>810</text:p>
          </table:table-cell>
          <table:table-cell table:style-name="ce3" table:formula="of:=[.C53]" office:value-type="float" office:value="809.676291" calcext:value-type="float">
            <text:p>810</text:p>
          </table:table-cell>
          <table:table-cell/>
          <table:table-cell office:value-type="string" calcext:value-type="string">
            <text:p><text:s/>MoveIt FCL</text:p>
          </table:table-cell>
          <table:table-cell table:number-columns-repeated="3"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13251.340508" calcext:value-type="float">
            <text:p>13,251</text:p>
          </table:table-cell>
          <table:table-cell table:style-name="ce3" table:formula="of:=[.C39]" office:value-type="float" office:value="7861.898667" calcext:value-type="float">
            <text:p>7,862</text:p>
          </table:table-cell>
          <table:table-cell table:style-name="ce3" table:formula="of:=[.C40]" office:value-type="float" office:value="8046.985271" calcext:value-type="float">
            <text:p>8,047</text:p>
          </table:table-cell>
          <table:table-cell/>
          <table:table-cell office:value-type="string" calcext:value-type="string">
            <text:p><text:s/>BulletDiscreteBVHManager</text:p>
          </table:table-cell>
          <table:table-cell table:style-name="ce3" table:formula="of:=[.C54]" office:value-type="float" office:value="13511.578323" calcext:value-type="float">
            <text:p>13,512</text:p>
          </table:table-cell>
          <table:table-cell table:style-name="ce3" table:formula="of:=[.C55]" office:value-type="float" office:value="8087.118455" calcext:value-type="float">
            <text:p>8,087</text:p>
          </table:table-cell>
          <table:table-cell table:style-name="ce3" table:formula="of:=[.C56]" office:value-type="float" office:value="8081.604821" calcext:value-type="float">
            <text:p>8,082</text:p>
          </table:table-cell>
          <table:table-cell/>
          <table:table-cell office:value-type="string" calcext:value-type="string">
            <text:p><text:s/>BulletDiscreteBVHManager</text:p>
          </table:table-cell>
          <table:table-cell table:style-name="ce3" table:formula="of:=[.C68]" office:value-type="float" office:value="22697.24891" calcext:value-type="float">
            <text:p>22,697</text:p>
          </table:table-cell>
          <table:table-cell table:style-name="ce3" table:formula="of:=[.C69]" office:value-type="float" office:value="1216.412828" calcext:value-type="float">
            <text:p>1,216</text:p>
          </table:table-cell>
          <table:table-cell table:style-name="ce3" table:formula="of:=[.C70]" office:value-type="float" office:value="1177.253711" calcext:value-type="float">
            <text:p>1,177</text:p>
          </table:table-cell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14996.402786" calcext:value-type="float">
            <text:p>14,996</text:p>
          </table:table-cell>
          <table:table-cell table:style-name="ce3" table:formula="of:=[.C42]" office:value-type="float" office:value="8611.502414" calcext:value-type="float">
            <text:p>8,612</text:p>
          </table:table-cell>
          <table:table-cell table:style-name="ce3" table:formula="of:=[.C43]" office:value-type="float" office:value="8599.392625" calcext:value-type="float">
            <text:p>8,599</text:p>
          </table:table-cell>
          <table:table-cell/>
          <table:table-cell office:value-type="string" calcext:value-type="string">
            <text:p><text:s/>BulletDiscreteSimpleManager</text:p>
          </table:table-cell>
          <table:table-cell table:style-name="ce3" table:formula="of:=[.C57]" office:value-type="float" office:value="12618.200829" calcext:value-type="float">
            <text:p>12,618</text:p>
          </table:table-cell>
          <table:table-cell table:style-name="ce3" table:formula="of:=[.C58]" office:value-type="float" office:value="8021.684517" calcext:value-type="float">
            <text:p>8,022</text:p>
          </table:table-cell>
          <table:table-cell table:style-name="ce3" table:formula="of:=[.C59]" office:value-type="float" office:value="8488.023329" calcext:value-type="float">
            <text:p>8,488</text:p>
          </table:table-cell>
          <table:table-cell/>
          <table:table-cell office:value-type="string" calcext:value-type="string">
            <text:p><text:s/>BulletDiscreteSimpleManager</text:p>
          </table:table-cell>
          <table:table-cell table:style-name="ce3" table:formula="of:=[.C71]" office:value-type="float" office:value="32572.081765" calcext:value-type="float">
            <text:p>32,572</text:p>
          </table:table-cell>
          <table:table-cell table:style-name="ce3" table:formula="of:=[.C72]" office:value-type="float" office:value="1211.284776" calcext:value-type="float">
            <text:p>1,211</text:p>
          </table:table-cell>
          <table:table-cell table:style-name="ce3" table:formula="of:=[.C73]" office:value-type="float" office:value="1176.991426" calcext:value-type="float">
            <text:p>1,177</text:p>
          </table:table-cell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18985.81959" calcext:value-type="float">
            <text:p>18,986</text:p>
          </table:table-cell>
          <table:table-cell table:style-name="ce3" table:formula="of:=[.C45]" office:value-type="float" office:value="12645.523201" calcext:value-type="float">
            <text:p>12,646</text:p>
          </table:table-cell>
          <table:table-cell table:style-name="ce3" table:formula="of:=[.C46]" office:value-type="float" office:value="12682.172483" calcext:value-type="float">
            <text:p>12,682</text:p>
          </table:table-cell>
          <table:table-cell/>
          <table:table-cell office:value-type="string" calcext:value-type="string">
            <text:p><text:s/>FCLDiscreteBVHManager</text:p>
          </table:table-cell>
          <table:table-cell table:style-name="ce3" table:formula="of:=[.C60]" office:value-type="float" office:value="15575.341732" calcext:value-type="float">
            <text:p>15,575</text:p>
          </table:table-cell>
          <table:table-cell table:style-name="ce3" table:formula="of:=[.C61]" office:value-type="float" office:value="10156.645181" calcext:value-type="float">
            <text:p>10,157</text:p>
          </table:table-cell>
          <table:table-cell table:style-name="ce3" table:formula="of:=[.C62]" office:value-type="float" office:value="10177.950147" calcext:value-type="float">
            <text:p>10,178</text:p>
          </table:table-cell>
          <table:table-cell/>
          <table:table-cell office:value-type="string" calcext:value-type="string">
            <text:p><text:s/>FCLDiscreteBVHManager</text:p>
          </table:table-cell>
          <table:table-cell table:style-name="ce3" table:formula="of:=[.C74]" office:value-type="float" office:value="20779.45091" calcext:value-type="float">
            <text:p>20,779</text:p>
          </table:table-cell>
          <table:table-cell table:style-name="ce3" table:formula="of:=[.C75]" office:value-type="float" office:value="886.455996" calcext:value-type="float">
            <text:p>886</text:p>
          </table:table-cell>
          <table:table-cell table:style-name="ce3" table:formula="of:=[.C76]" office:value-type="float" office:value="881.545215" calcext:value-type="float">
            <text:p>882</text:p>
          </table:table-cell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3756.519602" calcext:value-type="float">
            <text:p>3,757</text:p>
          </table:table-cell>
          <table:table-cell table:style-name="ce3" table:formula="of:=[.C48]" office:value-type="float" office:value="3756.044896" calcext:value-type="float">
            <text:p>3,756</text:p>
          </table:table-cell>
          <table:table-cell table:style-name="ce3" table:formula="of:=[.C49]" office:value-type="float" office:value="3710.827273" calcext:value-type="float">
            <text:p>3,711</text:p>
          </table:table-cell>
          <table:table-cell/>
          <table:table-cell office:value-type="string" calcext:value-type="string">
            <text:p><text:s/>PhysxDiscreteManager</text:p>
          </table:table-cell>
          <table:table-cell table:style-name="ce3" table:formula="of:=[.C63]" office:value-type="float" office:value="3466.128639" calcext:value-type="float">
            <text:p>3,466</text:p>
          </table:table-cell>
          <table:table-cell table:style-name="ce3" table:formula="of:=[.C64]" office:value-type="float" office:value="3722.679805" calcext:value-type="float">
            <text:p>3,723</text:p>
          </table:table-cell>
          <table:table-cell table:style-name="ce3" table:formula="of:=[.C65]" office:value-type="float" office:value="3723.651448" calcext:value-type="float">
            <text:p>3,724</text:p>
          </table:table-cell>
          <table:table-cell/>
          <table:table-cell office:value-type="string" calcext:value-type="string">
            <text:p><text:s/>PhysxDiscreteManager</text:p>
          </table:table-cell>
          <table:table-cell table:style-name="ce3" table:formula="of:=[.C77]" office:value-type="float" office:value="2087.80313" calcext:value-type="float">
            <text:p>2,088</text:p>
          </table:table-cell>
          <table:table-cell table:style-name="ce3" table:formula="of:=[.C78]" office:value-type="float" office:value="1949.496713" calcext:value-type="float">
            <text:p>1,949</text:p>
          </table:table-cell>
          <table:table-cell table:style-name="ce3" table:formula="of:=[.C79]" office:value-type="float" office:value="1791.656892" calcext:value-type="float">
            <text:p>1,792</text:p>
          </table:table-cell>
        </table:table-row>
        <table:table-row table:style-name="ro1" table:number-rows-repeated="28">
          <table:table-cell table:number-columns-repeated="14"/>
        </table:table-row>
        <table:table-row table:style-name="ro1">
          <table:table-cell office:value-type="string" calcext:value-type="string">
            <text:p>[ INFO] [1587140127.511586886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2336.694091" calcext:value-type="float">
            <text:p>12336.69409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32.516402856]</text:p>
          </table:table-cell>
          <table:table-cell office:value-type="string" calcext:value-type="string">
            <text:p><text:s/>MoveIt FCL (ALL)</text:p>
          </table:table-cell>
          <table:table-cell office:value-type="float" office:value="9990.704952" calcext:value-type="float">
            <text:p>9990.70495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36.289734275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3251.340508" calcext:value-type="float">
            <text:p>13251.34050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42.649614103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7861.898667" calcext:value-type="float">
            <text:p>7861.898667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48.863208417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8046.985271" calcext:value-type="float">
            <text:p>8046.985271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52.197432669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4996.402786" calcext:value-type="float">
            <text:p>14996.40278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58.003722574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611.502414" calcext:value-type="float">
            <text:p>8611.502414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63.818192787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599.392625" calcext:value-type="float">
            <text:p>8599.39262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66.451825713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18985.81959" calcext:value-type="float">
            <text:p>18985.8195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70.405880743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2645.523201" calcext:value-type="float">
            <text:p>12645.523201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74.34851090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2682.172483" calcext:value-type="float">
            <text:p>12682.172483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187.658789016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3756.519602" calcext:value-type="float">
            <text:p>3756.51960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00.970745856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3756.044896" calcext:value-type="float">
            <text:p>3756.04489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14.444910967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3710.827273" calcext:value-type="float">
            <text:p>3710.827273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14.444975861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14.445010821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18.474333081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2409.35684" calcext:value-type="float">
            <text:p>12409.356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80.227564875]</text:p>
          </table:table-cell>
          <table:table-cell office:value-type="string" calcext:value-type="string">
            <text:p><text:s/>MoveIt FCL (ALL)</text:p>
          </table:table-cell>
          <table:table-cell office:value-type="float" office:value="809.676291" calcext:value-type="float">
            <text:p>809.676291</text:p>
          </table:table-cell>
          <table:table-cell office:value-type="float" office:value="50000" calcext:value-type="float">
            <text:p>50000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83.928234731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3511.578323" calcext:value-type="float">
            <text:p>13511.57832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90.111025006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8087.118455" calcext:value-type="float">
            <text:p>8087.11845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296.297999435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8081.604821" calcext:value-type="float">
            <text:p>8081.604821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00.260621018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2618.200829" calcext:value-type="float">
            <text:p>12618.20082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06.493826553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021.684517" calcext:value-type="float">
            <text:p>8021.684517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12.384562020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488.023329" calcext:value-type="float">
            <text:p>8488.023329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15.594849979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15575.341732" calcext:value-type="float">
            <text:p>15575.34173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20.51782888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0156.645181" calcext:value-type="float">
            <text:p>10156.645181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25.430497219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0177.950147" calcext:value-type="float">
            <text:p>10177.950147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39.855911927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3466.128639" calcext:value-type="float">
            <text:p>3466.12863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53.287189575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3722.679805" calcext:value-type="float">
            <text:p>3722.67980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66.714955830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3723.651448" calcext:value-type="float">
            <text:p>3723.651448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66.715021319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66.715051832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368.918151089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2697.24891" calcext:value-type="float">
            <text:p>22697.2489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410.022721171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216.412828" calcext:value-type="float">
            <text:p>1216.412828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452.494540889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177.253711" calcext:value-type="float">
            <text:p>1177.253711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454.029690452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2572.081765" calcext:value-type="float">
            <text:p>32572.0817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495.308261001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11.284776" calcext:value-type="float">
            <text:p>1211.284776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537.789540484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176.991426" calcext:value-type="float">
            <text:p>1176.991426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540.195851009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0779.45091" calcext:value-type="float">
            <text:p>20779.4509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596.600317737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886.455996" calcext:value-type="float">
            <text:p>886.455996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653.318992132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881.545215" calcext:value-type="float">
            <text:p>881.545215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677.267702562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2087.80313" calcext:value-type="float">
            <text:p>2087.8031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702.915444365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1949.496713" calcext:value-type="float">
            <text:p>1949.496713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INFO] [1587140730.822663856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1791.656892" calcext:value-type="float">
            <text:p>1791.656892</text:p>
          </table:table-cell>
          <table:table-cell office:value-type="float" office:value="50000" calcext:value-type="float">
            <text:p>50000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</table:table>
      <table:table table:name="Mesh Compare" table:style-name="ta1">
        <table:shapes>
          <draw:frame draw:z-index="0" draw:style-name="gr1" draw:text-style-name="P1" svg:width="490.31pt" svg:height="255.23pt" svg:x="11.68pt" svg:y="178.44pt">
            <draw:object draw:notify-on-update-of-ranges="'Mesh Compare'.A2:'Mesh Compare'.A2 'Mesh Compare'.A3:'Mesh Compare'.A13 'Mesh Compare'.B2:'Mesh Compare'.B2 'Mesh Compare'.B3:'Mesh Compare'.B13 'Mesh Compare'.C2:'Mesh Compare'.C2 'Mesh Compare'.C3:'Mesh Compare'.C13 'Mesh Compare'.D2:'Mesh Compare'.D2 'Mesh Compare'.D3:'Mesh Compare'.D1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453.51pt" svg:height="255.09pt" svg:x="510.43pt" svg:y="174.47pt">
            <draw:object draw:notify-on-update-of-ranges="'Mesh Compare'.G2:'Mesh Compare'.G2 'Mesh Compare'.G3:'Mesh Compare'.G13 'Mesh Compare'.H2:'Mesh Compare'.H2 'Mesh Compare'.H3:'Mesh Compare'.H13 'Mesh Compare'.I2:'Mesh Compare'.I2 'Mesh Compare'.I3:'Mesh Compare'.I13 'Mesh Compare'.J2:'Mesh Compare'.J2 'Mesh Compare'.J3:'Mesh Compare'.J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453.51pt" svg:height="255.09pt" svg:x="1028.92pt" svg:y="175.24pt">
            <draw:object draw:notify-on-update-of-ranges="'Mesh Compare'.M2:'Mesh Compare'.M2 'Mesh Compare'.M3:'Mesh Compare'.M13 'Mesh Compare'.N2:'Mesh Compare'.N2 'Mesh Compare'.N3:'Mesh Compare'.N13 'Mesh Compare'.O2:'Mesh Compare'.O2 'Mesh Compare'.O3:'Mesh Compare'.O13 'Mesh Compare'.P2:'Mesh Compare'.P2 'Mesh Compare'.P3:'Mesh Compare'.P1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ce3"/>
        <table:table-column table:style-name="co13" table:number-columns-repeated="2" table:default-cell-style-name="ce3"/>
        <table:table-column table:style-name="co13" table:number-columns-repeated="2" table:default-cell-style-name="Default"/>
        <table:table-column table:style-name="co1" table:default-cell-style-name="Default"/>
        <table:table-column table:style-name="co13" table:number-columns-repeated="3" table:default-cell-style-name="ce3"/>
        <table:table-column table:style-name="co13" table:number-columns-repeated="2" table:default-cell-style-name="Default"/>
        <table:table-column table:style-name="co1" table:default-cell-style-name="Default"/>
        <table:table-column table:style-name="co13" table:number-columns-repeated="3" table:default-cell-style-name="ce3"/>
        <table:table-row table:style-name="ro1">
          <table:table-cell/>
          <table:table-cell table:style-name="ce2" office:value-type="string" calcext:value-type="string" table:number-columns-spanned="3" table:number-rows-spanned="1">
            <text:p>No Collision</text:p>
          </table:table-cell>
          <table:covered-table-cell table:number-columns-repeated="2" table:style-name="Default"/>
          <table:table-cell table:number-columns-repeated="3"/>
          <table:table-cell table:style-name="ce2" office:value-type="string" calcext:value-type="string" table:number-columns-spanned="3" table:number-rows-spanned="1">
            <text:p>Contact Only Check</text:p>
          </table:table-cell>
          <table:covered-table-cell table:number-columns-repeated="2" table:style-name="Default"/>
          <table:table-cell table:number-columns-repeated="3"/>
          <table:table-cell table:style-name="ce2" office:value-type="string" calcext:value-type="string" table:number-columns-spanned="3" table:number-rows-spanned="1">
            <text:p>Distance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  <table:table-cell table:number-columns-repeated="3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  <table:table-cell table:number-columns-repeated="3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</table:table-row>
        <table:table-row table:style-name="ro1">
          <table:table-cell office:value-type="string" calcext:value-type="string">
            <text:p><text:s/>MoveIt FCL 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3]" office:value-type="string" office:string-value=" MoveIt FCL (FIRST)" calcext:value-type="string">
            <text:p><text:s/>MoveIt FCL 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3]" office:value-type="string" office:string-value=" MoveIt FCL (FIRST)" calcext:value-type="string">
            <text:p><text:s/>MoveIt FCL 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MoveIt FCL 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4]" office:value-type="string" office:string-value=" MoveIt FCL (ALL)" calcext:value-type="string">
            <text:p><text:s/>MoveIt FCL 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4]" office:value-type="string" office:string-value=" MoveIt FCL (ALL)" calcext:value-type="string">
            <text:p><text:s/>MoveIt FCL 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BVH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5]" office:value-type="string" office:string-value=" BulletDiscreteBVHManager(FIRST)" calcext:value-type="string">
            <text:p><text:s/>BulletDiscreteBVH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5]" office:value-type="string" office:string-value=" BulletDiscreteBVHManager(FIRST)" calcext:value-type="string">
            <text:p><text:s/>BulletDiscreteBVH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BVH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6]" office:value-type="string" office:string-value=" BulletDiscreteBVHManager(CLOSEST)" calcext:value-type="string">
            <text:p><text:s/>BulletDiscreteBVH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6]" office:value-type="string" office:string-value=" BulletDiscreteBVHManager(CLOSEST)" calcext:value-type="string">
            <text:p><text:s/>BulletDiscreteBVH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BVH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7]" office:value-type="string" office:string-value=" BulletDiscreteBVHManager(ALL)" calcext:value-type="string">
            <text:p><text:s/>BulletDiscreteBVH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7]" office:value-type="string" office:string-value=" BulletDiscreteBVHManager(ALL)" calcext:value-type="string">
            <text:p><text:s/>BulletDiscreteBVH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Simple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8]" office:value-type="string" office:string-value=" BulletDiscreteSimpleManager(FIRST)" calcext:value-type="string">
            <text:p><text:s/>BulletDiscreteSimple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8]" office:value-type="string" office:string-value=" BulletDiscreteSimpleManager(FIRST)" calcext:value-type="string">
            <text:p><text:s/>BulletDiscreteSimple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Simple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9]" office:value-type="string" office:string-value=" BulletDiscreteSimpleManager(CLOSEST)" calcext:value-type="string">
            <text:p><text:s/>BulletDiscreteSimple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9]" office:value-type="string" office:string-value=" BulletDiscreteSimpleManager(CLOSEST)" calcext:value-type="string">
            <text:p><text:s/>BulletDiscreteSimple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Simple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10]" office:value-type="string" office:string-value=" BulletDiscreteSimpleManager(ALL)" calcext:value-type="string">
            <text:p><text:s/>BulletDiscreteSimple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10]" office:value-type="string" office:string-value=" BulletDiscreteSimpleManager(ALL)" calcext:value-type="string">
            <text:p><text:s/>BulletDiscreteSimple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FCLDiscreteBVH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11]" office:value-type="string" office:string-value=" FCLDiscreteBVHManager(FIRST)" calcext:value-type="string">
            <text:p><text:s/>FCLDiscreteBVH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11]" office:value-type="string" office:string-value=" FCLDiscreteBVHManager(FIRST)" calcext:value-type="string">
            <text:p><text:s/>FCLDiscreteBVH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FCLDiscreteBVH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12]" office:value-type="string" office:string-value=" FCLDiscreteBVHManager(CLOSEST)" calcext:value-type="string">
            <text:p><text:s/>FCLDiscreteBVH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12]" office:value-type="string" office:string-value=" FCLDiscreteBVHManager(CLOSEST)" calcext:value-type="string">
            <text:p><text:s/>FCLDiscreteBVH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FCLDiscreteBVH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A13]" office:value-type="string" office:string-value=" FCLDiscreteBVHManager(ALL)" calcext:value-type="string">
            <text:p><text:s/>FCLDiscreteBVH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.G13]" office:value-type="string" office:string-value=" FCLDiscreteBVHManager(ALL)" calcext:value-type="string">
            <text:p><text:s/>FCLDiscreteBVH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</table:table>
      <table:table table:name="ConvexMesh Compare" table:style-name="ta1">
        <table:shapes>
          <draw:frame draw:z-index="0" draw:style-name="gr1" draw:text-style-name="P1" svg:width="462.13pt" svg:height="259.94pt" svg:x="3.12pt" svg:y="176pt">
            <draw:object draw:notify-on-update-of-ranges="'ConvexMesh Compare'.A2:'ConvexMesh Compare'.A2 'ConvexMesh Compare'.A3:'ConvexMesh Compare'.A13 'ConvexMesh Compare'.B2:'ConvexMesh Compare'.B2 'ConvexMesh Compare'.B3:'ConvexMesh Compare'.B13 'ConvexMesh Compare'.C2:'ConvexMesh Compare'.C2 'ConvexMesh Compare'.C3:'ConvexMesh Compare'.C13 'ConvexMesh Compare'.D2:'ConvexMesh Compare'.D2 'ConvexMesh Compare'.D3:'ConvexMesh Compare'.D13 'ConvexMesh Compare'.E2:'ConvexMesh Compare'.E2 'ConvexMesh Compare'.E3:'ConvexMesh Compare'.E1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467.52pt" svg:height="262.97pt" svg:x="518.54pt" svg:y="173.74pt">
            <draw:object draw:notify-on-update-of-ranges="'ConvexMesh Compare'.G2:'ConvexMesh Compare'.G2 'ConvexMesh Compare'.G3:'ConvexMesh Compare'.G13 'ConvexMesh Compare'.H2:'ConvexMesh Compare'.H2 'ConvexMesh Compare'.H3:'ConvexMesh Compare'.H13 'ConvexMesh Compare'.I2:'ConvexMesh Compare'.I2 'ConvexMesh Compare'.I3:'ConvexMesh Compare'.I13 'ConvexMesh Compare'.J2:'ConvexMesh Compare'.J2 'ConvexMesh Compare'.J3:'ConvexMesh Compare'.J13 'ConvexMesh Compare'.K2:'ConvexMesh Compare'.K2 'ConvexMesh Compare'.K3:'ConvexMesh Compare'.K13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style-name="gr1" draw:text-style-name="P1" svg:width="476.62pt" svg:height="268.1pt" svg:x="1036.54pt" svg:y="173.74pt">
            <draw:object draw:notify-on-update-of-ranges="'ConvexMesh Compare'.M2:'ConvexMesh Compare'.M2 'ConvexMesh Compare'.M3:'ConvexMesh Compare'.M13 'ConvexMesh Compare'.N2:'ConvexMesh Compare'.N2 'ConvexMesh Compare'.N3:'ConvexMesh Compare'.N13 'ConvexMesh Compare'.O2:'ConvexMesh Compare'.O2 'ConvexMesh Compare'.O3:'ConvexMesh Compare'.O13 'ConvexMesh Compare'.P2:'ConvexMesh Compare'.P2 'ConvexMesh Compare'.P3:'ConvexMesh Compare'.P13 'ConvexMesh Compare'.Q2:'ConvexMesh Compare'.Q2 'ConvexMesh Compare'.Q3:'ConvexMesh Compare'.Q1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13" table:number-columns-repeated="4" table:default-cell-style-name="ce3"/>
        <table:table-column table:style-name="co13" table:default-cell-style-name="Default"/>
        <table:table-column table:style-name="co1" table:default-cell-style-name="Default"/>
        <table:table-column table:style-name="co13" table:number-columns-repeated="4" table:default-cell-style-name="ce3"/>
        <table:table-column table:style-name="co13" table:default-cell-style-name="Default"/>
        <table:table-column table:style-name="co1" table:default-cell-style-name="Default"/>
        <table:table-column table:style-name="co13" table:number-columns-repeated="3" table:default-cell-style-name="ce3"/>
        <table:table-column table:style-name="co13" table:default-cell-style-name="ce5"/>
        <table:table-row table:style-name="ro1">
          <table:table-cell/>
          <table:table-cell table:style-name="ce2" office:value-type="string" calcext:value-type="string" table:number-columns-spanned="3" table:number-rows-spanned="1">
            <text:p>No Collision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Contact Only Check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Distance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riginal</text:p>
          </table:table-cell>
          <table:table-cell table:style-name="Default" office:value-type="string" calcext:value-type="string">
            <text:p>Mod1</text:p>
          </table:table-cell>
          <table:table-cell table:style-name="Default" office:value-type="string" calcext:value-type="string">
            <text:p>Mod1 + Mod2</text:p>
          </table:table-cell>
          <table:table-cell table:style-name="Default" office:value-type="string" calcext:value-type="string">
            <text:p>M1+M2+M3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  <table:table-cell table:style-name="Default" office:value-type="string" calcext:value-type="string">
            <text:p>M1+M2+M3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  <table:table-cell table:style-name="Default" office:value-type="string" calcext:value-type="string">
            <text:p>M1+M2+M3</text:p>
          </table:table-cell>
        </table:table-row>
        <table:table-row table:style-name="ro1">
          <table:table-cell office:value-type="string" calcext:value-type="string">
            <text:p><text:s/>MoveIt FCL (FIRST)</text:p>
          </table:table-cell>
          <table:table-cell table:formula="of:=[$CONVEX_MESH.B3]" office:value-type="float" office:value="12336.694091" calcext:value-type="float">
            <text:p>12,337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MoveIt FCL 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MoveIt FCL (FIRST)</text:p>
          </table:table-cell>
          <table:table-cell table:formula="of:=[$CONVEX_MESH.M3]" office:value-type="float" office:value="10" calcext:value-type="float">
            <text:p>1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MoveIt FCL (ALL)</text:p>
          </table:table-cell>
          <table:table-cell table:formula="of:=[$CONVEX_MESH.B4]" office:value-type="float" office:value="13251.340508" calcext:value-type="float">
            <text:p>13,25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MoveIt FCL 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MoveIt FCL (ALL)</text:p>
          </table:table-cell>
          <table:table-cell table:formula="of:=[$CONVEX_MESH.M4]" office:value-type="float" office:value="1216.412828" calcext:value-type="float">
            <text:p>1,21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BVHManager(FIRST)</text:p>
          </table:table-cell>
          <table:table-cell table:formula="of:=[$CONVEX_MESH.B5]" office:value-type="float" office:value="14996.402786" calcext:value-type="float">
            <text:p>14,9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BVHManager(FIR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BVHManager(FIRST)</text:p>
          </table:table-cell>
          <table:table-cell table:formula="of:=[$CONVEX_MESH.M5]" office:value-type="float" office:value="1211.284776" calcext:value-type="float">
            <text:p>1,21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BVHManager(CLOSEST)</text:p>
          </table:table-cell>
          <table:table-cell table:formula="of:=[$CONVEX_MESH.B6]" office:value-type="float" office:value="18985.81959" calcext:value-type="float">
            <text:p>18,98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BVHManager(CLOSEST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BVHManager(CLOSEST)</text:p>
          </table:table-cell>
          <table:table-cell table:formula="of:=[$CONVEX_MESH.M6]" office:value-type="float" office:value="886.455996" calcext:value-type="float">
            <text:p>88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BVHManager(ALL)</text:p>
          </table:table-cell>
          <table:table-cell table:formula="of:=[$CONVEX_MESH.B7]" office:value-type="float" office:value="3756.519602" calcext:value-type="float">
            <text:p>3,757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BVHManager(ALL)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BVHManager(ALL)</text:p>
          </table:table-cell>
          <table:table-cell table:formula="of:=[$CONVEX_MESH.M7]" office:value-type="float" office:value="1949.496713" calcext:value-type="float">
            <text:p>1,949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SimpleManager(FIRST)</text:p>
          </table:table-cell>
          <table:table-cell table:formula="of:=[$CONVEX_MESH.B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SimpleManager(FIRST)</text:p>
          </table:table-cell>
          <table:table-cell table:formula="of:=[$CONVEX_MESH.G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SimpleManager(FIRST)</text:p>
          </table:table-cell>
          <table:table-cell table:formula="of:=[$CONVEX_MESH.L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SimpleManager(CLOSEST)</text:p>
          </table:table-cell>
          <table:table-cell table:formula="of:=[$CONVEX_MESH.B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SimpleManager(CLOSEST)</text:p>
          </table:table-cell>
          <table:table-cell table:formula="of:=[$CONVEX_MESH.G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SimpleManager(CLOSEST)</text:p>
          </table:table-cell>
          <table:table-cell table:formula="of:=[$CONVEX_MESH.L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BulletDiscreteSimpleManager(ALL)</text:p>
          </table:table-cell>
          <table:table-cell table:formula="of:=[$CONVEX_MESH.B1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SimpleManager(ALL)</text:p>
          </table:table-cell>
          <table:table-cell table:formula="of:=[$CONVEX_MESH.G1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BulletDiscreteSimpleManager(ALL)</text:p>
          </table:table-cell>
          <table:table-cell table:formula="of:=[$CONVEX_MESH.L1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FCLDiscreteBVHManager(FIRST)</text:p>
          </table:table-cell>
          <table:table-cell table:formula="of:=[$CONVEX_MESH.B1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FCLDiscreteBVHManager(FIRST)</text:p>
          </table:table-cell>
          <table:table-cell table:formula="of:=[$CONVEX_MESH.G1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FCLDiscreteBVHManager(FIRST)</text:p>
          </table:table-cell>
          <table:table-cell table:formula="of:=[$CONVEX_MESH.L1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FCLDiscreteBVHManager(CLOSEST)</text:p>
          </table:table-cell>
          <table:table-cell table:formula="of:=[$CONVEX_MESH.B1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FCLDiscreteBVHManager(CLOSEST)</text:p>
          </table:table-cell>
          <table:table-cell table:formula="of:=[$CONVEX_MESH.G1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FCLDiscreteBVHManager(CLOSEST)</text:p>
          </table:table-cell>
          <table:table-cell table:formula="of:=[$CONVEX_MESH.L1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<text:s/>FCLDiscreteBVHManager(ALL)</text:p>
          </table:table-cell>
          <table:table-cell table:formula="of:=[$CONVEX_MESH.B1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FCLDiscreteBVHManager(ALL)</text:p>
          </table:table-cell>
          <table:table-cell table:formula="of:=[$CONVEX_MESH.G1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<text:s/>FCLDiscreteBVHManager(ALL)</text:p>
          </table:table-cell>
          <table:table-cell table:formula="of:=[$CONVEX_MESH.L1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3:48:07.364033094</meta:creation-date>
    <dc:date>2020-04-17T14:45:59.233666986</dc:date>
    <meta:editing-duration>P1DT4H59M19S</meta:editing-duration>
    <meta:editing-cycles>32</meta:editing-cycles>
    <meta:generator>LibreOffice/6.0.7.3$Linux_X86_64 LibreOffice_project/00m0$Build-3</meta:generator>
    <meta:document-statistic meta:table-count="4" meta:cell-count="91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3.205cm" style:legend-expansion="high" chart:style-name="ch2"/>
        <chart:plot-area chart:style-name="ch3" table:cell-range-address="MESH.A1:MESH.D7" chart:data-source-has-labels="both" svg:x="0.32cm" svg:y="0.18cm" svg:width="9.975cm" svg:height="8.64cm">
          <chartooo:coordinate-region svg:x="1.603cm" svg:y="0.379cm" svg:width="8.692cm" svg:height="7.396cm"/>
          <chart:axis chart:dimension="x" chart:name="primary-x" chart:style-name="ch4" chartooo:axis-type="auto">
            <chartooo:date-scale/>
            <chart:categories table:cell-range-address="MESH.B1:MESH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SH.B3:MESH.D3" chart:label-cell-address="MESH.A3:MESH.A3" chart:class="chart:bar">
            <chart:data-point chart:repeated="3"/>
          </chart:series>
          <chart:series chart:style-name="ch8" chart:values-cell-range-address="MESH.B4:MESH.D4" chart:label-cell-address="MESH.A4:MESH.A4" chart:class="chart:bar">
            <chart:data-point chart:repeated="3"/>
          </chart:series>
          <chart:series chart:style-name="ch9" chart:values-cell-range-address="MESH.B5:MESH.D5" chart:label-cell-address="MESH.A5:MESH.A5" chart:class="chart:bar">
            <chart:data-point chart:repeated="3"/>
          </chart:series>
          <chart:series chart:style-name="ch10" chart:values-cell-range-address="MESH.B6:MESH.D6" chart:label-cell-address="MESH.A6:MESH.A6" chart:class="chart:bar">
            <chart:data-point chart:repeated="3"/>
          </chart:series>
          <chart:series chart:style-name="ch11" chart:values-cell-range-address="MESH.B7:MESH.D7" chart:label-cell-address="MESH.A7:MESH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Contact Only FIRST (B)</text:p>
                <text:list>
                  <text:list-item>
                    <text:p>Binary Contact Only</text:p>
                  </text:list-item>
                  <text:list-item>
                    <text:p>FIRST (B)</text:p>
                  </text:list-item>
                </text:list>
                <draw:g>
                  <svg:desc>MESH.B1:MESH.D2</svg:desc>
                </draw:g>
              </table:table-cell>
              <table:table-cell office:value-type="string">
                <text:p>Binary Contact Only CLOSEST (B)</text:p>
                <text:list>
                  <text:list-item>
                    <text:p/>
                  </text:list-item>
                  <text:list-item>
                    <text:p>CLOSEST (B)</text:p>
                  </text:list-item>
                </text:list>
              </table:table-cell>
              <table:table-cell office:value-type="string">
                <text:p>Binary Contact Only ALL (B)</text:p>
                <text:list>
                  <text:list-item>
                    <text:p/>
                  </text:list-item>
                  <text:list-item>
                    <text:p>ALL (B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MESH.A3:MESH.A3</svg:desc>
                </draw:g>
              </table:table-cell>
              <table:table-cell office:value-type="float" office:value="16050.101231">
                <text:p>16050.101231</text:p>
                <draw:g>
                  <svg:desc>MESH.B3:MESH.D3</svg:desc>
                </draw:g>
              </table:table-cell>
              <table:table-cell office:value-type="float" office:value="805.754894">
                <text:p>805.754894</text:p>
              </table:table-cell>
              <table:table-cell office:value-type="float" office:value="805.754894">
                <text:p>805.754894</text:p>
              </table:table-cell>
            </table:table-row>
            <table:table-row>
              <table:table-cell office:value-type="string">
                <text:p> BulletDiscreteBVHManager</text:p>
                <draw:g>
                  <svg:desc>MESH.A4:MESH.A4</svg:desc>
                </draw:g>
              </table:table-cell>
              <table:table-cell office:value-type="float" office:value="21757.254748">
                <text:p>21757.254748</text:p>
                <draw:g>
                  <svg:desc>MESH.B4:MESH.D4</svg:desc>
                </draw:g>
              </table:table-cell>
              <table:table-cell office:value-type="float" office:value="8311.70319">
                <text:p>8311.70319</text:p>
              </table:table-cell>
              <table:table-cell office:value-type="float" office:value="8305.065971">
                <text:p>8305.065971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MESH.A5:MESH.A5</svg:desc>
                </draw:g>
              </table:table-cell>
              <table:table-cell office:value-type="float" office:value="23304.192221">
                <text:p>23304.192221</text:p>
                <draw:g>
                  <svg:desc>MESH.B5:MESH.D5</svg:desc>
                </draw:g>
              </table:table-cell>
              <table:table-cell office:value-type="float" office:value="8724.466413">
                <text:p>8724.466413</text:p>
              </table:table-cell>
              <table:table-cell office:value-type="float" office:value="8712.181582">
                <text:p>8712.181582</text:p>
              </table:table-cell>
            </table:table-row>
            <table:table-row>
              <table:table-cell office:value-type="string">
                <text:p> FCLDiscreteBVHManager</text:p>
                <draw:g>
                  <svg:desc>MESH.A6:MESH.A6</svg:desc>
                </draw:g>
              </table:table-cell>
              <table:table-cell office:value-type="float" office:value="26276.396688">
                <text:p>26276.396688</text:p>
                <draw:g>
                  <svg:desc>MESH.B6:MESH.D6</svg:desc>
                </draw:g>
              </table:table-cell>
              <table:table-cell office:value-type="float" office:value="12296.788877">
                <text:p>12296.788877</text:p>
              </table:table-cell>
              <table:table-cell office:value-type="float" office:value="12177.278929">
                <text:p>12177.278929</text:p>
              </table:table-cell>
            </table:table-row>
            <table:table-row>
              <table:table-cell office:value-type="string">
                <text:p> PhysxDiscreteManager</text:p>
                <draw:g>
                  <svg:desc>MESH.A7:MESH.A7</svg:desc>
                </draw:g>
              </table:table-cell>
              <table:table-cell office:value-type="float" office:value="4553.495717">
                <text:p>4553.495717</text:p>
                <draw:g>
                  <svg:desc>MESH.B7:MESH.D7</svg:desc>
                </draw:g>
              </table:table-cell>
              <table:table-cell office:value-type="float" office:value="4403.747794">
                <text:p>4403.747794</text:p>
              </table:table-cell>
              <table:table-cell office:value-type="float" office:value="4343.925327">
                <text:p>4343.925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98cm" svg:height="9.005cm" xlink:href="." xlink:type="simple" chart:class="chart:bar" chart:style-name="ch1">
        <chart:title svg:x="7.256cm" svg:y="0.316cm" chart:style-name="ch2">
          <text:p>No Collisions</text:p>
        </chart:title>
        <chart:legend chart:legend-position="end" svg:x="14.426cm" svg:y="3.705cm" style:legend-expansion="high" chart:style-name="ch3"/>
        <chart:plot-area chart:style-name="ch4" chart:data-source-has-labels="both" svg:x="0.345cm" svg:y="1.275cm" svg:width="13.736cm" svg:height="7.55cm">
          <chartooo:coordinate-region svg:x="2.259cm" svg:y="1.275cm" svg:width="11.822cm" svg:height="2.516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series chart:style-name="ch9" chart:values-cell-range-address="local-table.$C$2:.$C$12" chart:label-cell-address="local-table.$C$1" chart:class="chart:bar">
            <chart:data-point chart:repeated="11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Mod1</text:p>
              </table:table-cell>
              <table:table-cell office:value-type="string">
                <text:p>Mod1 + Mod2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</table:table-cell>
              <table:table-cell office:value-type="float" office:value="28490.759022">
                <text:p>28490.759022</text:p>
              </table:table-cell>
              <table:table-cell office:value-type="float" office:value="30858.238272">
                <text:p>30858.238272</text:p>
              </table:table-cell>
              <table:table-cell office:value-type="float" office:value="29032.827389">
                <text:p>29032.827389</text:p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36584.875081">
                <text:p>36584.875081</text:p>
              </table:table-cell>
              <table:table-cell office:value-type="float" office:value="31119.418059">
                <text:p>31119.418059</text:p>
              </table:table-cell>
              <table:table-cell office:value-type="float" office:value="26189.142228">
                <text:p>26189.142228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548.104501">
                <text:p>548.104501</text:p>
              </table:table-cell>
              <table:table-cell office:value-type="float" office:value="996.133708">
                <text:p>996.133708</text:p>
              </table:table-cell>
              <table:table-cell office:value-type="float" office:value="989.641836">
                <text:p>989.641836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561.537773">
                <text:p>561.537773</text:p>
              </table:table-cell>
              <table:table-cell office:value-type="float" office:value="980.822484">
                <text:p>980.822484</text:p>
              </table:table-cell>
              <table:table-cell office:value-type="float" office:value="970.148211">
                <text:p>970.148211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558.199904">
                <text:p>558.199904</text:p>
              </table:table-cell>
              <table:table-cell office:value-type="float" office:value="980.30029">
                <text:p>980.30029</text:p>
              </table:table-cell>
              <table:table-cell office:value-type="float" office:value="991.440713">
                <text:p>991.440713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513.272429">
                <text:p>513.272429</text:p>
              </table:table-cell>
              <table:table-cell office:value-type="float" office:value="880.110823">
                <text:p>880.110823</text:p>
              </table:table-cell>
              <table:table-cell office:value-type="float" office:value="877.634835">
                <text:p>877.634835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477.739581">
                <text:p>477.739581</text:p>
              </table:table-cell>
              <table:table-cell office:value-type="float" office:value="879.876401">
                <text:p>879.876401</text:p>
              </table:table-cell>
              <table:table-cell office:value-type="float" office:value="878.972998">
                <text:p>878.972998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515.396677">
                <text:p>515.396677</text:p>
              </table:table-cell>
              <table:table-cell office:value-type="float" office:value="881.130493">
                <text:p>881.130493</text:p>
              </table:table-cell>
              <table:table-cell office:value-type="float" office:value="880.278019">
                <text:p>880.278019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65.027059">
                <text:p>465.027059</text:p>
              </table:table-cell>
              <table:table-cell office:value-type="float" office:value="5088.121818">
                <text:p>5088.121818</text:p>
              </table:table-cell>
              <table:table-cell office:value-type="float" office:value="5080.945921">
                <text:p>5080.945921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05.68128">
                <text:p>105.68128</text:p>
              </table:table-cell>
              <table:table-cell office:value-type="float" office:value="5014.277478">
                <text:p>5014.277478</text:p>
              </table:table-cell>
              <table:table-cell office:value-type="float" office:value="5182.38172">
                <text:p>5182.38172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00.873613">
                <text:p>100.873613</text:p>
              </table:table-cell>
              <table:table-cell office:value-type="float" office:value="5046.445338">
                <text:p>5046.445338</text:p>
              </table:table-cell>
              <table:table-cell office:value-type="float" office:value="5162.031417">
                <text:p>5162.0314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3.205cm" style:legend-expansion="high" chart:style-name="ch2"/>
        <chart:plot-area chart:style-name="ch3" table:cell-range-address="MESH.F1:MESH.I7" chart:data-source-has-labels="both" svg:x="0.32cm" svg:y="0.18cm" svg:width="9.975cm" svg:height="8.64cm">
          <chartooo:coordinate-region svg:x="1.603cm" svg:y="0.379cm" svg:width="8.692cm" svg:height="7.396cm"/>
          <chart:axis chart:dimension="x" chart:name="primary-x" chart:style-name="ch4" chartooo:axis-type="auto">
            <chartooo:date-scale/>
            <chart:categories table:cell-range-address="MESH.G1:MESH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SH.G3:MESH.I3" chart:label-cell-address="MESH.F3:MESH.F3" chart:class="chart:bar">
            <chart:data-point chart:repeated="3"/>
          </chart:series>
          <chart:series chart:style-name="ch8" chart:values-cell-range-address="MESH.G4:MESH.I4" chart:label-cell-address="MESH.F4:MESH.F4" chart:class="chart:bar">
            <chart:data-point chart:repeated="3"/>
          </chart:series>
          <chart:series chart:style-name="ch9" chart:values-cell-range-address="MESH.G5:MESH.I5" chart:label-cell-address="MESH.F5:MESH.F5" chart:class="chart:bar">
            <chart:data-point chart:repeated="3"/>
          </chart:series>
          <chart:series chart:style-name="ch10" chart:values-cell-range-address="MESH.G6:MESH.I6" chart:label-cell-address="MESH.F6:MESH.F6" chart:class="chart:bar">
            <chart:data-point chart:repeated="3"/>
          </chart:series>
          <chart:series chart:style-name="ch11" chart:values-cell-range-address="MESH.G7:MESH.I7" chart:label-cell-address="MESH.F7:MESH.F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 with Penetration Calc. FIRST (P)</text:p>
                <text:list>
                  <text:list-item>
                    <text:p>Contact only with Penetration Calc.</text:p>
                  </text:list-item>
                  <text:list-item>
                    <text:p>FIRST (P)</text:p>
                  </text:list-item>
                </text:list>
                <draw:g>
                  <svg:desc>MESH.G1:MESH.I2</svg:desc>
                </draw:g>
              </table:table-cell>
              <table:table-cell office:value-type="string">
                <text:p>Contact only with Penetration Calc. CLOSEST (P)</text:p>
                <text:list>
                  <text:list-item>
                    <text:p/>
                  </text:list-item>
                  <text:list-item>
                    <text:p>CLOSEST (P)</text:p>
                  </text:list-item>
                </text:list>
              </table:table-cell>
              <table:table-cell office:value-type="string">
                <text:p>Contact only with Penetration Calc. ALL (P)</text:p>
                <text:list>
                  <text:list-item>
                    <text:p/>
                  </text:list-item>
                  <text:list-item>
                    <text:p>ALL (P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MESH.F3:MESH.F3</svg:desc>
                </draw:g>
              </table:table-cell>
              <table:table-cell office:value-type="float" office:value="15091.250023">
                <text:p>15091.250023</text:p>
                <draw:g>
                  <svg:desc>MESH.G3:MESH.I3</svg:desc>
                </draw:g>
              </table:table-cell>
              <table:table-cell office:value-type="float" office:value="807.871236">
                <text:p>807.871236</text:p>
              </table:table-cell>
              <table:table-cell office:value-type="float" office:value="807.871236">
                <text:p>807.871236</text:p>
              </table:table-cell>
            </table:table-row>
            <table:table-row>
              <table:table-cell office:value-type="string">
                <text:p> BulletDiscreteBVHManager</text:p>
                <draw:g>
                  <svg:desc>MESH.F4:MESH.F4</svg:desc>
                </draw:g>
              </table:table-cell>
              <table:table-cell office:value-type="float" office:value="21515.560654">
                <text:p>21515.560654</text:p>
                <draw:g>
                  <svg:desc>MESH.G4:MESH.I4</svg:desc>
                </draw:g>
              </table:table-cell>
              <table:table-cell office:value-type="float" office:value="7999.290279">
                <text:p>7999.290279</text:p>
              </table:table-cell>
              <table:table-cell office:value-type="float" office:value="8222.318037">
                <text:p>8222.318037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MESH.F5:MESH.F5</svg:desc>
                </draw:g>
              </table:table-cell>
              <table:table-cell office:value-type="float" office:value="23096.57606">
                <text:p>23096.57606</text:p>
                <draw:g>
                  <svg:desc>MESH.G5:MESH.I5</svg:desc>
                </draw:g>
              </table:table-cell>
              <table:table-cell office:value-type="float" office:value="8667.363572">
                <text:p>8667.363572</text:p>
              </table:table-cell>
              <table:table-cell office:value-type="float" office:value="8716.555096">
                <text:p>8716.555096</text:p>
              </table:table-cell>
            </table:table-row>
            <table:table-row>
              <table:table-cell office:value-type="string">
                <text:p> FCLDiscreteBVHManager</text:p>
                <draw:g>
                  <svg:desc>MESH.F6:MESH.F6</svg:desc>
                </draw:g>
              </table:table-cell>
              <table:table-cell office:value-type="float" office:value="20758.893472">
                <text:p>20758.893472</text:p>
                <draw:g>
                  <svg:desc>MESH.G6:MESH.I6</svg:desc>
                </draw:g>
              </table:table-cell>
              <table:table-cell office:value-type="float" office:value="9791.52842">
                <text:p>9791.52842</text:p>
              </table:table-cell>
              <table:table-cell office:value-type="float" office:value="9760.198067">
                <text:p>9760.198067</text:p>
              </table:table-cell>
            </table:table-row>
            <table:table-row>
              <table:table-cell office:value-type="string">
                <text:p> PhysxDiscreteManager</text:p>
                <draw:g>
                  <svg:desc>MESH.F7:MESH.F7</svg:desc>
                </draw:g>
              </table:table-cell>
              <table:table-cell office:value-type="float" office:value="4505.45246">
                <text:p>4505.45246</text:p>
                <draw:g>
                  <svg:desc>MESH.G7:MESH.I7</svg:desc>
                </draw:g>
              </table:table-cell>
              <table:table-cell office:value-type="float" office:value="4472.887054">
                <text:p>4472.887054</text:p>
              </table:table-cell>
              <table:table-cell office:value-type="float" office:value="4564.628846">
                <text:p>4564.628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919cm" svg:y="0.316cm" chart:style-name="ch2">
          <text:p>Contact Check Only</text:p>
        </chart:title>
        <chart:legend chart:legend-position="end" svg:x="13.128cm" svg:y="3.703cm" style:legend-expansion="high" chart:style-name="ch3"/>
        <chart:plot-area chart:style-name="ch4" chart:data-source-has-labels="both" svg:x="0.32cm" svg:y="1.275cm" svg:width="12.488cm" svg:height="7.545cm">
          <chartooo:coordinate-region svg:x="2.299cm" svg:y="1.275cm" svg:width="10.509cm" svg:height="2.515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series chart:style-name="ch9" chart:values-cell-range-address="local-table.$C$2:.$C$12" chart:label-cell-address="local-table.$C$1" chart:class="chart:bar">
            <chart:data-point chart:repeated="11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Mod1</text:p>
              </table:table-cell>
              <table:table-cell office:value-type="string">
                <text:p>Mod1 + Mod2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</table:table-cell>
              <table:table-cell office:value-type="float" office:value="16736.597751">
                <text:p>16736.597751</text:p>
              </table:table-cell>
              <table:table-cell office:value-type="float" office:value="19069.337388">
                <text:p>19069.337388</text:p>
              </table:table-cell>
              <table:table-cell office:value-type="float" office:value="21014.446781">
                <text:p>21014.446781</text:p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9079.236067">
                <text:p>19079.236067</text:p>
              </table:table-cell>
              <table:table-cell office:value-type="float" office:value="739.423392">
                <text:p>739.423392</text:p>
              </table:table-cell>
              <table:table-cell office:value-type="float" office:value="737.795547">
                <text:p>737.795547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170.247351">
                <text:p>1170.247351</text:p>
              </table:table-cell>
              <table:table-cell office:value-type="float" office:value="2290.131822">
                <text:p>2290.131822</text:p>
              </table:table-cell>
              <table:table-cell office:value-type="float" office:value="2319.077306">
                <text:p>2319.077306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17.880566">
                <text:p>117.880566</text:p>
              </table:table-cell>
              <table:table-cell office:value-type="float" office:value="364.417211">
                <text:p>364.417211</text:p>
              </table:table-cell>
              <table:table-cell office:value-type="float" office:value="368.408459">
                <text:p>368.408459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17.835494">
                <text:p>117.835494</text:p>
              </table:table-cell>
              <table:table-cell office:value-type="float" office:value="358.132724">
                <text:p>358.132724</text:p>
              </table:table-cell>
              <table:table-cell office:value-type="float" office:value="361.650886">
                <text:p>361.650886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2777.195338">
                <text:p>2777.195338</text:p>
              </table:table-cell>
              <table:table-cell office:value-type="float" office:value="5154.129767">
                <text:p>5154.129767</text:p>
              </table:table-cell>
              <table:table-cell office:value-type="float" office:value="5089.660503">
                <text:p>5089.660503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14.626836">
                <text:p>114.626836</text:p>
              </table:table-cell>
              <table:table-cell office:value-type="float" office:value="332.445776">
                <text:p>332.445776</text:p>
              </table:table-cell>
              <table:table-cell office:value-type="float" office:value="333.25217">
                <text:p>333.25217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17.093755">
                <text:p>117.093755</text:p>
              </table:table-cell>
              <table:table-cell office:value-type="float" office:value="327.802734">
                <text:p>327.802734</text:p>
              </table:table-cell>
              <table:table-cell office:value-type="float" office:value="328.484047">
                <text:p>328.484047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85.346539">
                <text:p>485.346539</text:p>
              </table:table-cell>
              <table:table-cell office:value-type="float" office:value="67339.709102">
                <text:p>67339.709102</text:p>
              </table:table-cell>
              <table:table-cell office:value-type="float" office:value="30509.220863">
                <text:p>30509.220863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08.238383">
                <text:p>108.238383</text:p>
              </table:table-cell>
              <table:table-cell office:value-type="float" office:value="446.401609">
                <text:p>446.401609</text:p>
              </table:table-cell>
              <table:table-cell office:value-type="float" office:value="445.503254">
                <text:p>445.503254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05.008808">
                <text:p>105.008808</text:p>
              </table:table-cell>
              <table:table-cell office:value-type="float" office:value="435.584924">
                <text:p>435.584924</text:p>
              </table:table-cell>
              <table:table-cell office:value-type="float" office:value="435.612216">
                <text:p>435.6122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044cm" svg:y="0.316cm" chart:style-name="ch2">
          <text:p>Distance</text:p>
        </chart:title>
        <chart:legend chart:legend-position="end" svg:x="13.128cm" svg:y="3.703cm" style:legend-expansion="high" chart:style-name="ch3"/>
        <chart:plot-area chart:style-name="ch4" chart:data-source-has-labels="both" svg:x="0.32cm" svg:y="1.275cm" svg:width="12.488cm" svg:height="7.545cm">
          <chartooo:coordinate-region svg:x="2.284cm" svg:y="1.275cm" svg:width="10.524cm" svg:height="2.515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series chart:style-name="ch9" chart:values-cell-range-address="local-table.$C$2:.$C$12" chart:label-cell-address="local-table.$C$1" chart:class="chart:bar">
            <chart:data-point chart:repeated="11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Mod1</text:p>
              </table:table-cell>
              <table:table-cell office:value-type="string">
                <text:p>Mod1 + Mod2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</table:table-cell>
              <table:table-cell office:value-type="float" office:value="11.78398">
                <text:p>11.78398</text:p>
              </table:table-cell>
              <table:table-cell office:value-type="float" office:value="11.813434">
                <text:p>11.813434</text:p>
              </table:table-cell>
              <table:table-cell office:value-type="float" office:value="11.813434">
                <text:p>11.813434</text:p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0.741923">
                <text:p>10.741923</text:p>
              </table:table-cell>
              <table:table-cell office:value-type="float" office:value="10.012903">
                <text:p>10.012903</text:p>
              </table:table-cell>
              <table:table-cell office:value-type="float" office:value="10.012903">
                <text:p>10.012903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692.088033">
                <text:p>1692.088033</text:p>
              </table:table-cell>
              <table:table-cell office:value-type="float" office:value="1795.479279">
                <text:p>1795.479279</text:p>
              </table:table-cell>
              <table:table-cell office:value-type="float" office:value="1781.845362">
                <text:p>1781.845362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7.839153">
                <text:p>17.839153</text:p>
              </table:table-cell>
              <table:table-cell office:value-type="float" office:value="17.472957">
                <text:p>17.472957</text:p>
              </table:table-cell>
              <table:table-cell office:value-type="float" office:value="17.767278">
                <text:p>17.767278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6.91868">
                <text:p>16.91868</text:p>
              </table:table-cell>
              <table:table-cell office:value-type="float" office:value="16.870974">
                <text:p>16.870974</text:p>
              </table:table-cell>
              <table:table-cell office:value-type="float" office:value="16.912888">
                <text:p>16.912888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719.382652">
                <text:p>1719.382652</text:p>
              </table:table-cell>
              <table:table-cell office:value-type="float" office:value="1720.745437">
                <text:p>1720.745437</text:p>
              </table:table-cell>
              <table:table-cell office:value-type="float" office:value="1818.305046">
                <text:p>1818.305046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7.745962">
                <text:p>17.745962</text:p>
              </table:table-cell>
              <table:table-cell office:value-type="float" office:value="17.654541">
                <text:p>17.654541</text:p>
              </table:table-cell>
              <table:table-cell office:value-type="float" office:value="17.667351">
                <text:p>17.667351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6.951009">
                <text:p>16.951009</text:p>
              </table:table-cell>
              <table:table-cell office:value-type="float" office:value="16.814722">
                <text:p>16.814722</text:p>
              </table:table-cell>
              <table:table-cell office:value-type="float" office:value="16.883112">
                <text:p>16.883112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8.397636">
                <text:p>48.397636</text:p>
              </table:table-cell>
              <table:table-cell office:value-type="float" office:value="304.427819">
                <text:p>304.427819</text:p>
              </table:table-cell>
              <table:table-cell office:value-type="float" office:value="3162.974024">
                <text:p>3162.974024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6.004405">
                <text:p>6.004405</text:p>
              </table:table-cell>
              <table:table-cell office:value-type="float" office:value="35.437706">
                <text:p>35.437706</text:p>
              </table:table-cell>
              <table:table-cell office:value-type="float" office:value="34.409036">
                <text:p>34.409036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5.991417">
                <text:p>5.991417</text:p>
              </table:table-cell>
              <table:table-cell office:value-type="float" office:value="35.336271">
                <text:p>35.336271</text:p>
              </table:table-cell>
              <table:table-cell office:value-type="float" office:value="34.473542">
                <text:p>34.47354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04cm" svg:height="9.171cm" xlink:href=".." xlink:type="simple" chart:class="chart:bar" chart:style-name="ch1">
        <chart:title svg:x="6.878cm" svg:y="0.319cm" chart:style-name="ch2">
          <text:p>No Collision</text:p>
        </chart:title>
        <chart:legend chart:legend-position="end" svg:x="13.432cm" svg:y="3.539cm" style:legend-expansion="high" chart:style-name="ch3"/>
        <chart:plot-area chart:style-name="ch4" table:cell-range-address="'ConvexMesh Compare'.A2:'ConvexMesh Compare'.E13" chart:data-source-has-labels="both" svg:x="0.326cm" svg:y="1.281cm" svg:width="12.78cm" svg:height="7.707cm">
          <chartooo:coordinate-region svg:x="2.273cm" svg:y="1.281cm" svg:width="10.833cm" svg:height="2.569cm"/>
          <chart:axis chart:dimension="x" chart:name="primary-x" chart:style-name="ch5" chartooo:axis-type="auto">
            <chartooo:date-scale/>
            <chart:categories table:cell-range-address="'ConvexMesh Compare'.A3:'ConvexMesh Compare'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vexMesh Compare'.B3:'ConvexMesh Compare'.B13" chart:label-cell-address="'ConvexMesh Compare'.B2:'ConvexMesh Compare'.B2" chart:class="chart:bar">
            <chart:data-point chart:repeated="11"/>
          </chart:series>
          <chart:series chart:style-name="ch9" chart:values-cell-range-address="'ConvexMesh Compare'.C3:'ConvexMesh Compare'.C13" chart:label-cell-address="'ConvexMesh Compare'.C2:'ConvexMesh Compare'.C2" chart:class="chart:bar">
            <chart:data-point chart:repeated="11"/>
          </chart:series>
          <chart:series chart:style-name="ch10" chart:values-cell-range-address="'ConvexMesh Compare'.D3:'ConvexMesh Compare'.D13" chart:label-cell-address="'ConvexMesh Compare'.D2:'ConvexMesh Compare'.D2" chart:class="chart:bar">
            <chart:data-point chart:repeated="11"/>
          </chart:series>
          <chart:series chart:style-name="ch11" chart:values-cell-range-address="'ConvexMesh Compare'.E3:'ConvexMesh Compare'.E13" chart:label-cell-address="'ConvexMesh Compare'.E2:'ConvexMesh Compare'.E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onvexMesh Compare'.B2:'ConvexMesh Compare'.B2</svg:desc>
                </draw:g>
              </table:table-cell>
              <table:table-cell office:value-type="string">
                <text:p>Mod1</text:p>
                <draw:g>
                  <svg:desc>'ConvexMesh Compare'.C2:'ConvexMesh Compare'.C2</svg:desc>
                </draw:g>
              </table:table-cell>
              <table:table-cell office:value-type="string">
                <text:p>Mod1 + Mod2</text:p>
                <draw:g>
                  <svg:desc>'ConvexMesh Compare'.D2:'ConvexMesh Compare'.D2</svg:desc>
                </draw:g>
              </table:table-cell>
              <table:table-cell office:value-type="string">
                <text:p>M1+M2+M3</text:p>
                <draw:g>
                  <svg:desc>'ConvexMesh Compare'.E2:'ConvexMesh Compare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Mesh Compare'.A3:'ConvexMesh Compare'.A13</svg:desc>
                </draw:g>
              </table:table-cell>
              <table:table-cell office:value-type="float" office:value="12336.694091">
                <text:p>12336.694091</text:p>
                <draw:g>
                  <svg:desc>'ConvexMesh Compare'.B3:'ConvexMesh Compare'.B13</svg:desc>
                </draw:g>
              </table:table-cell>
              <table:table-cell office:value-type="float" office:value="NaN">
                <text:p>NaN</text:p>
                <draw:g>
                  <svg:desc>'ConvexMesh Compare'.C3:'ConvexMesh Compare'.C13</svg:desc>
                </draw:g>
              </table:table-cell>
              <table:table-cell office:value-type="float" office:value="NaN">
                <text:p>NaN</text:p>
                <draw:g>
                  <svg:desc>'ConvexMesh Compare'.D3:'ConvexMesh Compare'.D13</svg:desc>
                </draw:g>
              </table:table-cell>
              <table:table-cell office:value-type="float" office:value="NaN">
                <text:p>NaN</text:p>
                <draw:g>
                  <svg:desc>'ConvexMesh Compare'.E3:'ConvexMesh Compare'.E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3251.340508">
                <text:p>13251.34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4996.402786">
                <text:p>14996.40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8985.81959">
                <text:p>18985.8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3756.519602">
                <text:p>3756.51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94cm" svg:height="9.278cm" xlink:href=".." xlink:type="simple" chart:class="chart:bar" chart:style-name="ch1">
        <chart:title svg:x="6.166cm" svg:y="0.321cm" chart:style-name="ch2">
          <text:p>Contact Check Only</text:p>
        </chart:title>
        <chart:legend chart:legend-position="end" svg:x="13.622cm" svg:y="3.593cm" style:legend-expansion="high" chart:style-name="ch3"/>
        <chart:plot-area chart:style-name="ch4" table:cell-range-address="'ConvexMesh Compare'.G2:'ConvexMesh Compare'.K13" chart:data-source-has-labels="both" svg:x="0.329cm" svg:y="1.285cm" svg:width="12.964cm" svg:height="7.808cm">
          <chartooo:coordinate-region svg:x="2.264cm" svg:y="1.484cm" svg:width="11.029cm" svg:height="2.602cm"/>
          <chart:axis chart:dimension="x" chart:name="primary-x" chart:style-name="ch5" chartooo:axis-type="auto">
            <chartooo:date-scale/>
            <chart:categories table:cell-range-address="'ConvexMesh Compare'.G3:'ConvexMesh Compare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vexMesh Compare'.H3:'ConvexMesh Compare'.H13" chart:label-cell-address="'ConvexMesh Compare'.H2:'ConvexMesh Compare'.H2" chart:class="chart:bar">
            <chart:data-point chart:repeated="11"/>
          </chart:series>
          <chart:series chart:style-name="ch9" chart:values-cell-range-address="'ConvexMesh Compare'.I3:'ConvexMesh Compare'.I13" chart:label-cell-address="'ConvexMesh Compare'.I2:'ConvexMesh Compare'.I2" chart:class="chart:bar">
            <chart:data-point chart:repeated="11"/>
          </chart:series>
          <chart:series chart:style-name="ch10" chart:values-cell-range-address="'ConvexMesh Compare'.J3:'ConvexMesh Compare'.J13" chart:label-cell-address="'ConvexMesh Compare'.J2:'ConvexMesh Compare'.J2" chart:class="chart:bar">
            <chart:data-point chart:repeated="11"/>
          </chart:series>
          <chart:series chart:style-name="ch11" chart:values-cell-range-address="'ConvexMesh Compare'.K3:'ConvexMesh Compare'.K13" chart:label-cell-address="'ConvexMesh Compare'.K2:'ConvexMesh Compare'.K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onvexMesh Compare'.H2:'ConvexMesh Compare'.H2</svg:desc>
                </draw:g>
              </table:table-cell>
              <table:table-cell office:value-type="string">
                <text:p>Mod1</text:p>
                <draw:g>
                  <svg:desc>'ConvexMesh Compare'.I2:'ConvexMesh Compare'.I2</svg:desc>
                </draw:g>
              </table:table-cell>
              <table:table-cell office:value-type="string">
                <text:p>Mod1 + Mod2</text:p>
                <draw:g>
                  <svg:desc>'ConvexMesh Compare'.J2:'ConvexMesh Compare'.J2</svg:desc>
                </draw:g>
              </table:table-cell>
              <table:table-cell office:value-type="string">
                <text:p>M1+M2+M3</text:p>
                <draw:g>
                  <svg:desc>'ConvexMesh Compare'.K2:'ConvexMesh Compare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Mesh Compare'.G3:'ConvexMesh Compare'.G13</svg:desc>
                </draw:g>
              </table:table-cell>
              <table:table-cell office:value-type="float" office:value="NaN">
                <text:p>NaN</text:p>
                <draw:g>
                  <svg:desc>'ConvexMesh Compare'.H3:'ConvexMesh Compare'.H13</svg:desc>
                </draw:g>
              </table:table-cell>
              <table:table-cell office:value-type="float" office:value="NaN">
                <text:p>NaN</text:p>
                <draw:g>
                  <svg:desc>'ConvexMesh Compare'.I3:'ConvexMesh Compare'.I13</svg:desc>
                </draw:g>
              </table:table-cell>
              <table:table-cell office:value-type="float" office:value="NaN">
                <text:p>NaN</text:p>
                <draw:g>
                  <svg:desc>'ConvexMesh Compare'.J3:'ConvexMesh Compare'.J13</svg:desc>
                </draw:g>
              </table:table-cell>
              <table:table-cell office:value-type="float" office:value="NaN">
                <text:p>NaN</text:p>
                <draw:g>
                  <svg:desc>'ConvexMesh Compare'.K3:'ConvexMesh Compare'.K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15cm" svg:height="9.459cm" xlink:href=".." xlink:type="simple" chart:class="chart:bar" chart:style-name="ch1">
        <chart:title svg:x="7.451cm" svg:y="0.325cm" chart:style-name="ch2">
          <text:p>Distance</text:p>
        </chart:title>
        <chart:legend chart:legend-position="end" svg:x="13.943cm" svg:y="3.683cm" style:legend-expansion="high" chart:style-name="ch3"/>
        <chart:plot-area chart:style-name="ch4" table:cell-range-address="'ConvexMesh Compare'.M2:'ConvexMesh Compare'.Q13" chart:data-source-has-labels="both" svg:x="0.336cm" svg:y="1.293cm" svg:width="13.271cm" svg:height="7.977cm">
          <chartooo:coordinate-region svg:x="2.257cm" svg:y="1.293cm" svg:width="11.35cm" svg:height="2.682cm"/>
          <chart:axis chart:dimension="x" chart:name="primary-x" chart:style-name="ch5" chartooo:axis-type="auto">
            <chartooo:date-scale/>
            <chart:categories table:cell-range-address="'ConvexMesh Compare'.M3:'ConvexMesh Compare'.M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vexMesh Compare'.N3:'ConvexMesh Compare'.N13" chart:label-cell-address="'ConvexMesh Compare'.N2:'ConvexMesh Compare'.N2" chart:class="chart:bar">
            <chart:data-point chart:repeated="11"/>
          </chart:series>
          <chart:series chart:style-name="ch9" chart:values-cell-range-address="'ConvexMesh Compare'.O3:'ConvexMesh Compare'.O13" chart:label-cell-address="'ConvexMesh Compare'.O2:'ConvexMesh Compare'.O2" chart:class="chart:bar">
            <chart:data-point chart:repeated="11"/>
          </chart:series>
          <chart:series chart:style-name="ch10" chart:values-cell-range-address="'ConvexMesh Compare'.P3:'ConvexMesh Compare'.P13" chart:label-cell-address="'ConvexMesh Compare'.P2:'ConvexMesh Compare'.P2" chart:class="chart:bar">
            <chart:data-point chart:repeated="11"/>
          </chart:series>
          <chart:series chart:style-name="ch11" chart:values-cell-range-address="'ConvexMesh Compare'.Q3:'ConvexMesh Compare'.Q13" chart:label-cell-address="'ConvexMesh Compare'.Q2:'ConvexMesh Compare'.Q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onvexMesh Compare'.N2:'ConvexMesh Compare'.N2</svg:desc>
                </draw:g>
              </table:table-cell>
              <table:table-cell office:value-type="string">
                <text:p>Mod1</text:p>
                <draw:g>
                  <svg:desc>'ConvexMesh Compare'.O2:'ConvexMesh Compare'.O2</svg:desc>
                </draw:g>
              </table:table-cell>
              <table:table-cell office:value-type="string">
                <text:p>Mod1 + Mod2</text:p>
                <draw:g>
                  <svg:desc>'ConvexMesh Compare'.P2:'ConvexMesh Compare'.P2</svg:desc>
                </draw:g>
              </table:table-cell>
              <table:table-cell office:value-type="string">
                <text:p>M1+M2+M3</text:p>
                <draw:g>
                  <svg:desc>'ConvexMesh Compare'.Q2:'ConvexMesh Compare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Mesh Compare'.M3:'ConvexMesh Compare'.M13</svg:desc>
                </draw:g>
              </table:table-cell>
              <table:table-cell office:value-type="float" office:value="10">
                <text:p>10</text:p>
                <draw:g>
                  <svg:desc>'ConvexMesh Compare'.N3:'ConvexMesh Compare'.N13</svg:desc>
                </draw:g>
              </table:table-cell>
              <table:table-cell office:value-type="float" office:value="NaN">
                <text:p>NaN</text:p>
                <draw:g>
                  <svg:desc>'ConvexMesh Compare'.O3:'ConvexMesh Compare'.O13</svg:desc>
                </draw:g>
              </table:table-cell>
              <table:table-cell office:value-type="float" office:value="NaN">
                <text:p>NaN</text:p>
                <draw:g>
                  <svg:desc>'ConvexMesh Compare'.P3:'ConvexMesh Compare'.P13</svg:desc>
                </draw:g>
              </table:table-cell>
              <table:table-cell office:value-type="float" office:value="NaN">
                <text:p>NaN</text:p>
                <draw:g>
                  <svg:desc>'ConvexMesh Compare'.Q3:'ConvexMesh Compare'.Q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216.412828">
                <text:p>1216.41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211.284776">
                <text:p>1211.28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886.455996">
                <text:p>886.45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949.496713">
                <text:p>1949.49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3.205cm" style:legend-expansion="high" chart:style-name="ch2"/>
        <chart:plot-area chart:style-name="ch3" table:cell-range-address="MESH.K1:MESH.N7" chart:data-source-has-labels="both" svg:x="0.32cm" svg:y="0.18cm" svg:width="9.975cm" svg:height="8.64cm">
          <chartooo:coordinate-region svg:x="1.759cm" svg:y="0.379cm" svg:width="8.507cm" svg:height="7.396cm"/>
          <chart:axis chart:dimension="x" chart:name="primary-x" chart:style-name="ch4" chartooo:axis-type="auto">
            <chartooo:date-scale/>
            <chart:categories table:cell-range-address="MESH.L1:MESH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SH.L3:MESH.N3" chart:label-cell-address="MESH.K3:MESH.K3" chart:class="chart:bar">
            <chart:data-point chart:repeated="3"/>
          </chart:series>
          <chart:series chart:style-name="ch8" chart:values-cell-range-address="MESH.L4:MESH.N4" chart:label-cell-address="MESH.K4:MESH.K4" chart:class="chart:bar">
            <chart:data-point chart:repeated="3"/>
          </chart:series>
          <chart:series chart:style-name="ch9" chart:values-cell-range-address="MESH.L5:MESH.N5" chart:label-cell-address="MESH.K5:MESH.K5" chart:class="chart:bar">
            <chart:data-point chart:repeated="3"/>
          </chart:series>
          <chart:series chart:style-name="ch10" chart:values-cell-range-address="MESH.L6:MESH.N6" chart:label-cell-address="MESH.K6:MESH.K6" chart:class="chart:bar">
            <chart:data-point chart:repeated="3"/>
          </chart:series>
          <chart:series chart:style-name="ch11" chart:values-cell-range-address="MESH.L7:MESH.N7" chart:label-cell-address="MESH.K7:MESH.K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FIRST (D)</text:p>
                <text:list>
                  <text:list-item>
                    <text:p>Distance</text:p>
                  </text:list-item>
                  <text:list-item>
                    <text:p>FIRST (D)</text:p>
                  </text:list-item>
                </text:list>
                <draw:g>
                  <svg:desc>MESH.L1:MESH.N2</svg:desc>
                </draw:g>
              </table:table-cell>
              <table:table-cell office:value-type="string">
                <text:p>Distance CLOSEST (D)</text:p>
                <text:list>
                  <text:list-item>
                    <text:p/>
                  </text:list-item>
                  <text:list-item>
                    <text:p>CLOSEST (D)</text:p>
                  </text:list-item>
                </text:list>
              </table:table-cell>
              <table:table-cell office:value-type="string">
                <text:p>Distance ALL (D)</text:p>
                <text:list>
                  <text:list-item>
                    <text:p/>
                  </text:list-item>
                  <text:list-item>
                    <text:p>ALL (D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MESH.K3:MESH.K3</svg:desc>
                </draw:g>
              </table:table-cell>
              <table:table-cell office:value-type="float" office:value="10">
                <text:p>10</text:p>
                <draw:g>
                  <svg:desc>MESH.L3:MESH.N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MESH.K4:MESH.K4</svg:desc>
                </draw:g>
              </table:table-cell>
              <table:table-cell office:value-type="float" office:value="27254.80535">
                <text:p>27254.80535</text:p>
                <draw:g>
                  <svg:desc>MESH.L4:MESH.N4</svg:desc>
                </draw:g>
              </table:table-cell>
              <table:table-cell office:value-type="float" office:value="1299.145803">
                <text:p>1299.145803</text:p>
              </table:table-cell>
              <table:table-cell office:value-type="float" office:value="1275.365718">
                <text:p>1275.365718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MESH.K5:MESH.K5</svg:desc>
                </draw:g>
              </table:table-cell>
              <table:table-cell office:value-type="float" office:value="37023.490142">
                <text:p>37023.490142</text:p>
                <draw:g>
                  <svg:desc>MESH.L5:MESH.N5</svg:desc>
                </draw:g>
              </table:table-cell>
              <table:table-cell office:value-type="float" office:value="1295.006378">
                <text:p>1295.006378</text:p>
              </table:table-cell>
              <table:table-cell office:value-type="float" office:value="1275.172909">
                <text:p>1275.172909</text:p>
              </table:table-cell>
            </table:table-row>
            <table:table-row>
              <table:table-cell office:value-type="string">
                <text:p> FCLDiscreteBVHManager</text:p>
                <draw:g>
                  <svg:desc>MESH.K6:MESH.K6</svg:desc>
                </draw:g>
              </table:table-cell>
              <table:table-cell office:value-type="float" office:value="21124.898139">
                <text:p>21124.898139</text:p>
                <draw:g>
                  <svg:desc>MESH.L6:MESH.N6</svg:desc>
                </draw:g>
              </table:table-cell>
              <table:table-cell office:value-type="float" office:value="936.694809">
                <text:p>936.694809</text:p>
              </table:table-cell>
              <table:table-cell office:value-type="float" office:value="920.838744">
                <text:p>920.838744</text:p>
              </table:table-cell>
            </table:table-row>
            <table:table-row>
              <table:table-cell office:value-type="string">
                <text:p> PhysxDiscreteManager</text:p>
                <draw:g>
                  <svg:desc>MESH.K7:MESH.K7</svg:desc>
                </draw:g>
              </table:table-cell>
              <table:table-cell office:value-type="float" office:value="2141.640076">
                <text:p>2141.640076</text:p>
                <draw:g>
                  <svg:desc>MESH.L7:MESH.N7</svg:desc>
                </draw:g>
              </table:table-cell>
              <table:table-cell office:value-type="float" office:value="1993.458148">
                <text:p>1993.458148</text:p>
              </table:table-cell>
              <table:table-cell office:value-type="float" office:value="1962.24698">
                <text:p>1962.246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3.205cm" style:legend-expansion="high" chart:style-name="ch2"/>
        <chart:plot-area chart:style-name="ch3" table:cell-range-address="CONVEX_MESH.A1:CONVEX_MESH.D7" chart:data-source-has-labels="both" svg:x="0.32cm" svg:y="0.18cm" svg:width="9.975cm" svg:height="8.64cm">
          <chartooo:coordinate-region svg:x="1.574cm" svg:y="0.379cm" svg:width="8.692cm" svg:height="7.396cm"/>
          <chart:axis chart:dimension="x" chart:name="primary-x" chart:style-name="ch4" chartooo:axis-type="auto">
            <chartooo:date-scale/>
            <chart:categories table:cell-range-address="CONVEX_MESH.B1:CONVEX_MESH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VEX_MESH.B3:CONVEX_MESH.D3" chart:label-cell-address="CONVEX_MESH.A3:CONVEX_MESH.A3" chart:class="chart:bar">
            <chart:data-point chart:repeated="3"/>
          </chart:series>
          <chart:series chart:style-name="ch8" chart:values-cell-range-address="CONVEX_MESH.B4:CONVEX_MESH.D4" chart:label-cell-address="CONVEX_MESH.A4:CONVEX_MESH.A4" chart:class="chart:bar">
            <chart:data-point chart:repeated="3"/>
          </chart:series>
          <chart:series chart:style-name="ch9" chart:values-cell-range-address="CONVEX_MESH.B5:CONVEX_MESH.D5" chart:label-cell-address="CONVEX_MESH.A5:CONVEX_MESH.A5" chart:class="chart:bar">
            <chart:data-point chart:repeated="3"/>
          </chart:series>
          <chart:series chart:style-name="ch10" chart:values-cell-range-address="CONVEX_MESH.B6:CONVEX_MESH.D6" chart:label-cell-address="CONVEX_MESH.A6:CONVEX_MESH.A6" chart:class="chart:bar">
            <chart:data-point chart:repeated="3"/>
          </chart:series>
          <chart:series chart:style-name="ch11" chart:values-cell-range-address="CONVEX_MESH.B7:CONVEX_MESH.D7" chart:label-cell-address="CONVEX_MESH.A7:CONVEX_MESH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Contact Only FIRST (B)</text:p>
                <text:list>
                  <text:list-item>
                    <text:p>Binary Contact Only</text:p>
                  </text:list-item>
                  <text:list-item>
                    <text:p>FIRST (B)</text:p>
                  </text:list-item>
                </text:list>
                <draw:g>
                  <svg:desc>CONVEX_MESH.B1:CONVEX_MESH.D2</svg:desc>
                </draw:g>
              </table:table-cell>
              <table:table-cell office:value-type="string">
                <text:p>Binary Contact Only CLOSEST (B)</text:p>
                <text:list>
                  <text:list-item>
                    <text:p/>
                  </text:list-item>
                  <text:list-item>
                    <text:p>CLOSEST (B)</text:p>
                  </text:list-item>
                </text:list>
              </table:table-cell>
              <table:table-cell office:value-type="string">
                <text:p>Binary Contact Only ALL (B)</text:p>
                <text:list>
                  <text:list-item>
                    <text:p/>
                  </text:list-item>
                  <text:list-item>
                    <text:p>ALL (B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A3:CONVEX_MESH.A3</svg:desc>
                </draw:g>
              </table:table-cell>
              <table:table-cell office:value-type="float" office:value="12336.694091">
                <text:p>12336.694091</text:p>
                <draw:g>
                  <svg:desc>CONVEX_MESH.B3:CONVEX_MESH.D3</svg:desc>
                </draw:g>
              </table:table-cell>
              <table:table-cell office:value-type="float" office:value="9990.704952">
                <text:p>9990.704952</text:p>
              </table:table-cell>
              <table:table-cell office:value-type="float" office:value="12336.694091">
                <text:p>12336.694091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A4:CONVEX_MESH.A4</svg:desc>
                </draw:g>
              </table:table-cell>
              <table:table-cell office:value-type="float" office:value="13251.340508">
                <text:p>13251.340508</text:p>
                <draw:g>
                  <svg:desc>CONVEX_MESH.B4:CONVEX_MESH.D4</svg:desc>
                </draw:g>
              </table:table-cell>
              <table:table-cell office:value-type="float" office:value="7861.898667">
                <text:p>7861.898667</text:p>
              </table:table-cell>
              <table:table-cell office:value-type="float" office:value="8046.985271">
                <text:p>8046.985271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A5:CONVEX_MESH.A5</svg:desc>
                </draw:g>
              </table:table-cell>
              <table:table-cell office:value-type="float" office:value="14996.402786">
                <text:p>14996.402786</text:p>
                <draw:g>
                  <svg:desc>CONVEX_MESH.B5:CONVEX_MESH.D5</svg:desc>
                </draw:g>
              </table:table-cell>
              <table:table-cell office:value-type="float" office:value="8611.502414">
                <text:p>8611.502414</text:p>
              </table:table-cell>
              <table:table-cell office:value-type="float" office:value="8599.392625">
                <text:p>8599.392625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A6:CONVEX_MESH.A6</svg:desc>
                </draw:g>
              </table:table-cell>
              <table:table-cell office:value-type="float" office:value="18985.81959">
                <text:p>18985.81959</text:p>
                <draw:g>
                  <svg:desc>CONVEX_MESH.B6:CONVEX_MESH.D6</svg:desc>
                </draw:g>
              </table:table-cell>
              <table:table-cell office:value-type="float" office:value="12645.523201">
                <text:p>12645.523201</text:p>
              </table:table-cell>
              <table:table-cell office:value-type="float" office:value="12682.172483">
                <text:p>12682.172483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A7:CONVEX_MESH.A7</svg:desc>
                </draw:g>
              </table:table-cell>
              <table:table-cell office:value-type="float" office:value="3756.519602">
                <text:p>3756.519602</text:p>
                <draw:g>
                  <svg:desc>CONVEX_MESH.B7:CONVEX_MESH.D7</svg:desc>
                </draw:g>
              </table:table-cell>
              <table:table-cell office:value-type="float" office:value="3756.044896">
                <text:p>3756.044896</text:p>
              </table:table-cell>
              <table:table-cell office:value-type="float" office:value="3710.827273">
                <text:p>3710.8272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3.205cm" style:legend-expansion="high" chart:style-name="ch2"/>
        <chart:plot-area chart:style-name="ch3" table:cell-range-address="CONVEX_MESH.F1:CONVEX_MESH.I7" chart:data-source-has-labels="both" svg:x="0.32cm" svg:y="0.18cm" svg:width="9.975cm" svg:height="8.64cm">
          <chartooo:coordinate-region svg:x="1.603cm" svg:y="0.379cm" svg:width="8.692cm" svg:height="7.396cm"/>
          <chart:axis chart:dimension="x" chart:name="primary-x" chart:style-name="ch4" chartooo:axis-type="auto">
            <chartooo:date-scale/>
            <chart:categories table:cell-range-address="CONVEX_MESH.G1:CONVEX_MESH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VEX_MESH.G3:CONVEX_MESH.I3" chart:label-cell-address="CONVEX_MESH.F3:CONVEX_MESH.F3" chart:class="chart:bar">
            <chart:data-point chart:repeated="3"/>
          </chart:series>
          <chart:series chart:style-name="ch8" chart:values-cell-range-address="CONVEX_MESH.G4:CONVEX_MESH.I4" chart:label-cell-address="CONVEX_MESH.F4:CONVEX_MESH.F4" chart:class="chart:bar">
            <chart:data-point chart:repeated="3"/>
          </chart:series>
          <chart:series chart:style-name="ch9" chart:values-cell-range-address="CONVEX_MESH.G5:CONVEX_MESH.I5" chart:label-cell-address="CONVEX_MESH.F5:CONVEX_MESH.F5" chart:class="chart:bar">
            <chart:data-point chart:repeated="3"/>
          </chart:series>
          <chart:series chart:style-name="ch10" chart:values-cell-range-address="CONVEX_MESH.G6:CONVEX_MESH.I6" chart:label-cell-address="CONVEX_MESH.F6:CONVEX_MESH.F6" chart:class="chart:bar">
            <chart:data-point chart:repeated="3"/>
          </chart:series>
          <chart:series chart:style-name="ch11" chart:values-cell-range-address="CONVEX_MESH.G7:CONVEX_MESH.I7" chart:label-cell-address="CONVEX_MESH.F7:CONVEX_MESH.F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 with Penetration Calc. FIRST (P)</text:p>
                <text:list>
                  <text:list-item>
                    <text:p>Contact only with Penetration Calc.</text:p>
                  </text:list-item>
                  <text:list-item>
                    <text:p>FIRST (P)</text:p>
                  </text:list-item>
                </text:list>
                <draw:g>
                  <svg:desc>CONVEX_MESH.G1:CONVEX_MESH.I2</svg:desc>
                </draw:g>
              </table:table-cell>
              <table:table-cell office:value-type="string">
                <text:p>Contact only with Penetration Calc. CLOSEST (P)</text:p>
                <text:list>
                  <text:list-item>
                    <text:p/>
                  </text:list-item>
                  <text:list-item>
                    <text:p>CLOSEST (P)</text:p>
                  </text:list-item>
                </text:list>
              </table:table-cell>
              <table:table-cell office:value-type="string">
                <text:p>Contact only with Penetration Calc. ALL (P)</text:p>
                <text:list>
                  <text:list-item>
                    <text:p/>
                  </text:list-item>
                  <text:list-item>
                    <text:p>ALL (P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F3:CONVEX_MESH.F3</svg:desc>
                </draw:g>
              </table:table-cell>
              <table:table-cell office:value-type="float" office:value="12409.35684">
                <text:p>12409.35684</text:p>
                <draw:g>
                  <svg:desc>CONVEX_MESH.G3:CONVEX_MESH.I3</svg:desc>
                </draw:g>
              </table:table-cell>
              <table:table-cell office:value-type="float" office:value="809.676291">
                <text:p>809.676291</text:p>
              </table:table-cell>
              <table:table-cell office:value-type="float" office:value="809.676291">
                <text:p>809.676291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F4:CONVEX_MESH.F4</svg:desc>
                </draw:g>
              </table:table-cell>
              <table:table-cell office:value-type="float" office:value="13511.578323">
                <text:p>13511.578323</text:p>
                <draw:g>
                  <svg:desc>CONVEX_MESH.G4:CONVEX_MESH.I4</svg:desc>
                </draw:g>
              </table:table-cell>
              <table:table-cell office:value-type="float" office:value="8087.118455">
                <text:p>8087.118455</text:p>
              </table:table-cell>
              <table:table-cell office:value-type="float" office:value="8081.604821">
                <text:p>8081.604821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F5:CONVEX_MESH.F5</svg:desc>
                </draw:g>
              </table:table-cell>
              <table:table-cell office:value-type="float" office:value="12618.200829">
                <text:p>12618.200829</text:p>
                <draw:g>
                  <svg:desc>CONVEX_MESH.G5:CONVEX_MESH.I5</svg:desc>
                </draw:g>
              </table:table-cell>
              <table:table-cell office:value-type="float" office:value="8021.684517">
                <text:p>8021.684517</text:p>
              </table:table-cell>
              <table:table-cell office:value-type="float" office:value="8488.023329">
                <text:p>8488.023329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F6:CONVEX_MESH.F6</svg:desc>
                </draw:g>
              </table:table-cell>
              <table:table-cell office:value-type="float" office:value="15575.341732">
                <text:p>15575.341732</text:p>
                <draw:g>
                  <svg:desc>CONVEX_MESH.G6:CONVEX_MESH.I6</svg:desc>
                </draw:g>
              </table:table-cell>
              <table:table-cell office:value-type="float" office:value="10156.645181">
                <text:p>10156.645181</text:p>
              </table:table-cell>
              <table:table-cell office:value-type="float" office:value="10177.950147">
                <text:p>10177.950147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F7:CONVEX_MESH.F7</svg:desc>
                </draw:g>
              </table:table-cell>
              <table:table-cell office:value-type="float" office:value="3466.128639">
                <text:p>3466.128639</text:p>
                <draw:g>
                  <svg:desc>CONVEX_MESH.G7:CONVEX_MESH.I7</svg:desc>
                </draw:g>
              </table:table-cell>
              <table:table-cell office:value-type="float" office:value="3722.679805">
                <text:p>3722.679805</text:p>
              </table:table-cell>
              <table:table-cell office:value-type="float" office:value="3723.651448">
                <text:p>3723.65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3.205cm" style:legend-expansion="high" chart:style-name="ch2"/>
        <chart:plot-area chart:style-name="ch3" table:cell-range-address="CONVEX_MESH.K1:CONVEX_MESH.N7" chart:data-source-has-labels="both" svg:x="0.32cm" svg:y="0.18cm" svg:width="9.975cm" svg:height="8.64cm">
          <chartooo:coordinate-region svg:x="1.603cm" svg:y="0.379cm" svg:width="8.692cm" svg:height="7.396cm"/>
          <chart:axis chart:dimension="x" chart:name="primary-x" chart:style-name="ch4" chartooo:axis-type="auto">
            <chartooo:date-scale/>
            <chart:categories table:cell-range-address="CONVEX_MESH.L1:CONVEX_MESH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VEX_MESH.L3:CONVEX_MESH.N3" chart:label-cell-address="CONVEX_MESH.K3:CONVEX_MESH.K3" chart:class="chart:bar">
            <chart:data-point chart:repeated="3"/>
          </chart:series>
          <chart:series chart:style-name="ch8" chart:values-cell-range-address="CONVEX_MESH.L4:CONVEX_MESH.N4" chart:label-cell-address="CONVEX_MESH.K4:CONVEX_MESH.K4" chart:class="chart:bar">
            <chart:data-point chart:repeated="3"/>
          </chart:series>
          <chart:series chart:style-name="ch9" chart:values-cell-range-address="CONVEX_MESH.L5:CONVEX_MESH.N5" chart:label-cell-address="CONVEX_MESH.K5:CONVEX_MESH.K5" chart:class="chart:bar">
            <chart:data-point chart:repeated="3"/>
          </chart:series>
          <chart:series chart:style-name="ch10" chart:values-cell-range-address="CONVEX_MESH.L6:CONVEX_MESH.N6" chart:label-cell-address="CONVEX_MESH.K6:CONVEX_MESH.K6" chart:class="chart:bar">
            <chart:data-point chart:repeated="3"/>
          </chart:series>
          <chart:series chart:style-name="ch11" chart:values-cell-range-address="CONVEX_MESH.L7:CONVEX_MESH.N7" chart:label-cell-address="CONVEX_MESH.K7:CONVEX_MESH.K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FIRST (D)</text:p>
                <text:list>
                  <text:list-item>
                    <text:p>Distance</text:p>
                  </text:list-item>
                  <text:list-item>
                    <text:p>FIRST (D)</text:p>
                  </text:list-item>
                </text:list>
                <draw:g>
                  <svg:desc>CONVEX_MESH.L1:CONVEX_MESH.N2</svg:desc>
                </draw:g>
              </table:table-cell>
              <table:table-cell office:value-type="string">
                <text:p>Distance CLOSEST (D)</text:p>
                <text:list>
                  <text:list-item>
                    <text:p/>
                  </text:list-item>
                  <text:list-item>
                    <text:p>CLOSEST (D)</text:p>
                  </text:list-item>
                </text:list>
              </table:table-cell>
              <table:table-cell office:value-type="string">
                <text:p>Distance ALL (D)</text:p>
                <text:list>
                  <text:list-item>
                    <text:p/>
                  </text:list-item>
                  <text:list-item>
                    <text:p>ALL (D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K3:CONVEX_MESH.K3</svg:desc>
                </draw:g>
              </table:table-cell>
              <table:table-cell office:value-type="float" office:value="10">
                <text:p>10</text:p>
                <draw:g>
                  <svg:desc>CONVEX_MESH.L3:CONVEX_MESH.N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K4:CONVEX_MESH.K4</svg:desc>
                </draw:g>
              </table:table-cell>
              <table:table-cell office:value-type="float" office:value="22697.24891">
                <text:p>22697.24891</text:p>
                <draw:g>
                  <svg:desc>CONVEX_MESH.L4:CONVEX_MESH.N4</svg:desc>
                </draw:g>
              </table:table-cell>
              <table:table-cell office:value-type="float" office:value="1216.412828">
                <text:p>1216.412828</text:p>
              </table:table-cell>
              <table:table-cell office:value-type="float" office:value="1177.253711">
                <text:p>1177.253711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K5:CONVEX_MESH.K5</svg:desc>
                </draw:g>
              </table:table-cell>
              <table:table-cell office:value-type="float" office:value="32572.081765">
                <text:p>32572.081765</text:p>
                <draw:g>
                  <svg:desc>CONVEX_MESH.L5:CONVEX_MESH.N5</svg:desc>
                </draw:g>
              </table:table-cell>
              <table:table-cell office:value-type="float" office:value="1211.284776">
                <text:p>1211.284776</text:p>
              </table:table-cell>
              <table:table-cell office:value-type="float" office:value="1176.991426">
                <text:p>1176.991426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K6:CONVEX_MESH.K6</svg:desc>
                </draw:g>
              </table:table-cell>
              <table:table-cell office:value-type="float" office:value="20779.45091">
                <text:p>20779.45091</text:p>
                <draw:g>
                  <svg:desc>CONVEX_MESH.L6:CONVEX_MESH.N6</svg:desc>
                </draw:g>
              </table:table-cell>
              <table:table-cell office:value-type="float" office:value="886.455996">
                <text:p>886.455996</text:p>
              </table:table-cell>
              <table:table-cell office:value-type="float" office:value="881.545215">
                <text:p>881.545215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K7:CONVEX_MESH.K7</svg:desc>
                </draw:g>
              </table:table-cell>
              <table:table-cell office:value-type="float" office:value="2087.80313">
                <text:p>2087.80313</text:p>
                <draw:g>
                  <svg:desc>CONVEX_MESH.L7:CONVEX_MESH.N7</svg:desc>
                </draw:g>
              </table:table-cell>
              <table:table-cell office:value-type="float" office:value="1949.496713">
                <text:p>1949.496713</text:p>
              </table:table-cell>
              <table:table-cell office:value-type="float" office:value="1791.656892">
                <text:p>1791.6568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